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9.11mm"/>
    </style:style>
    <style:style style:name="co2" style:family="table-column">
      <style:table-column-properties fo:break-before="auto" style:column-width="76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99mm"/>
    </style:style>
    <style:style style:name="co5" style:family="table-column">
      <style:table-column-properties fo:break-before="auto" style:column-width="147.48mm"/>
    </style:style>
    <style:style style:name="co6" style:family="table-column">
      <style:table-column-properties fo:break-before="auto" style:column-width="30.43mm"/>
    </style:style>
    <style:style style:name="co7" style:family="table-column">
      <style:table-column-properties fo:break-before="auto" style:column-width="80.36mm"/>
    </style:style>
    <style:style style:name="co8" style:family="table-column">
      <style:table-column-properties fo:break-before="auto" style:column-width="12.35mm"/>
    </style:style>
    <style:style style:name="co9" style:family="table-column">
      <style:table-column-properties fo:break-before="auto" style:column-width="55.12mm"/>
    </style:style>
    <style:style style:name="co10" style:family="table-column">
      <style:table-column-properties fo:break-before="auto" style:column-width="27.2mm"/>
    </style:style>
    <style:style style:name="co11" style:family="table-column">
      <style:table-column-properties fo:break-before="auto" style:column-width="59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37"/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 Leve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5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3" office:value-type="string" calcext:value-type="string">
            <text:p>Route</text:p>
          </table:table-cell>
          <table:table-cell table:style-name="ce13" office:value-type="string" calcext:value-type="string">
            <text:p>Pathway</text:p>
          </table:table-cell>
          <table:table-cell table:style-name="ce14" office:value-type="string" calcext:value-type="string">
            <text:p>StartYear</text:p>
          </table:table-cell>
          <table:table-cell table:style-name="ce14" office:value-type="string" calcext:value-type="string">
            <text:p>EndYear</text:p>
          </table:table-cell>
          <table:table-cell table:style-name="ce13" office:value-type="string" calcext:value-type="string">
            <text:p>Status</text:p>
          </table:table-cell>
          <table:table-cell table:style-name="ce13" office:value-type="string" calcext:value-type="string">
            <text:p>AO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pecialisms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ce15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3" office:value-type="string" calcext:value-type="string">
            <text:p>Route</text:p>
          </table:table-cell>
          <table:table-cell table:style-name="ce13" office:value-type="string" calcext:value-type="string">
            <text:p>Pathway</text:p>
          </table:table-cell>
          <table:table-cell table:style-name="ce13" office:value-type="string" calcext:value-type="string">
            <text:p>Specialisms</text:p>
          </table:table-cell>
          <table:table-cell table:style-name="ce14" office:value-type="string" calcext:value-type="string">
            <text:p>StartYear</text:p>
          </table:table-cell>
          <table:table-cell table:style-name="ce14" office:value-type="string" calcext:value-type="string">
            <text:p>EndYear</text:p>
          </table:table-cell>
          <table:table-cell table:style-name="ce13" office:value-type="string" calcext:value-type="string">
            <text:p>Status</text:p>
          </table:table-cell>
          <table:table-cell table:style-name="ce13" office:value-type="string" calcext:value-type="string">
            <text:p>AO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Carpentry &amp; Joinery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last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Bricklay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ainting &amp; Decorat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Air Condition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ical and electronic equipment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otechnical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Ga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Heat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lumb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rotection System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Refrigeration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Ventila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infrastructu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Network cabl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Unified communication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support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string" calcext:value-type="string">
            <text:p>Data Technicia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ntal Nurs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upporting Healthca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Core/underpinn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A Supporting the Adult Nursing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B Supporting the Midwifery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C Supporting the Theatre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D Supporting the Mental Health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E Supporting the care of Children and Young Peopl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F Supporting the Therapy team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Optical Care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harmacy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Assisting with 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Dental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rosthetic and Orthotic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Laborator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Food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Animal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Metrolog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Retail and Commercial Banking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vestment Banking and Asset and Wealth Management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surance Practitioner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Compliance/Risk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Operations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Business, Finance and Employm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Dispute Resolu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Private Cli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Crime and the Criminal Justice System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Social Welfare and Immigra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string" calcext:value-type="string">
            <text:p>Assistant Accounta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 table:number-rows-repeated="10485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oviders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ce17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UKPRN</text:p>
          </table:table-cell>
          <table:table-cell office:value-type="string" calcext:value-type="string">
            <text:p>Name of provider</text:p>
          </table:table-cell>
          <table:table-cell office:value-type="string" calcext:value-type="string">
            <text:p>Digital sector: Digital production, design and development T Level</text:p>
          </table:table-cell>
          <table:table-cell office:value-type="string" calcext:value-type="string">
            <text:p>Construction sector: Design, Surveying and Planning T Level</text:p>
          </table:table-cell>
          <table:table-cell office:value-type="string" calcext:value-type="string">
            <text:p>Education and Childcare sector: Education T Level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 Levels contact name</text:p>
          </table:table-cell>
          <table:table-cell office:value-type="string" calcext:value-type="string">
            <text:p>T Levels contact telephone</text:p>
          </table:table-cell>
          <table:table-cell office:value-type="string" calcext:value-type="string">
            <text:p>T Levels contact email</text:p>
          </table:table-cell>
          <table:table-cell office:value-type="string" calcext:value-type="string">
            <text:p>Onboarded by email?</text:p>
          </table:table-cell>
        </table:table-row>
        <table:table-row table:style-name="ro1">
          <table:table-cell table:style-name="ce16" office:value-type="float" office:value="10000080" calcext:value-type="float">
            <text:p>10000080</text:p>
          </table:table-cell>
          <table:table-cell office:value-type="string" calcext:value-type="string">
            <text:p>Access Creative College (Access to Music Ltd.)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0612" calcext:value-type="float">
            <text:p>10000612</text:p>
          </table:table-cell>
          <table:table-cell office:value-type="string" calcext:value-type="string">
            <text:p>Bedfordshire &amp; Luton Education Business Partnership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0721" calcext:value-type="float">
            <text:p>10000721</text:p>
          </table:table-cell>
          <table:table-cell office:value-type="string" calcext:value-type="string">
            <text:p>Bishop Burton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1165" calcext:value-type="float">
            <text:p>10001165</text:p>
          </table:table-cell>
          <table:table-cell office:value-type="string" calcext:value-type="string">
            <text:p>Cardinal Newman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817" calcext:value-type="float">
            <text:p>10007817</text:p>
          </table:table-cell>
          <table:table-cell office:value-type="string" calcext:value-type="string">
            <text:p>Chichester College Group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1446" calcext:value-type="float">
            <text:p>10001446</text:p>
          </table:table-cell>
          <table:table-cell office:value-type="string" calcext:value-type="string">
            <text:p>Cirencester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4772" calcext:value-type="float">
            <text:p>10004772</text:p>
          </table:table-cell>
          <table:table-cell office:value-type="string" calcext:value-type="string">
            <text:p>City College Norwich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3648" calcext:value-type="float">
            <text:p>11003648</text:p>
          </table:table-cell>
          <table:table-cell office:value-type="string" calcext:value-type="string">
            <text:p>City of Stoke-on-Trent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2847" calcext:value-type="float">
            <text:p>11002847</text:p>
          </table:table-cell>
          <table:table-cell office:value-type="string" calcext:value-type="string">
            <text:p>Cranford Communit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924" calcext:value-type="float">
            <text:p>10007924</text:p>
          </table:table-cell>
          <table:table-cell office:value-type="string" calcext:value-type="string">
            <text:p>Dudley College of Technology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0813" calcext:value-type="float">
            <text:p>11000813</text:p>
          </table:table-cell>
          <table:table-cell office:value-type="string" calcext:value-type="string">
            <text:p>Durham Sixth Form Centr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2130" calcext:value-type="float">
            <text:p>10002130</text:p>
          </table:table-cell>
          <table:table-cell office:value-type="string" calcext:value-type="string">
            <text:p>East Sussex College Group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928" calcext:value-type="float">
            <text:p>10007928</text:p>
          </table:table-cell>
          <table:table-cell office:value-type="string" calcext:value-type="string">
            <text:p>Fareham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2412" calcext:value-type="float">
            <text:p>10002412</text:p>
          </table:table-cell>
          <table:table-cell office:value-type="string" calcext:value-type="string">
            <text:p>Farnborough College of Technolo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2638" calcext:value-type="float">
            <text:p>10002638</text:p>
          </table:table-cell>
          <table:table-cell office:value-type="string" calcext:value-type="string">
            <text:p>Gateshead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938" calcext:value-type="float">
            <text:p>10007938</text:p>
          </table:table-cell>
          <table:table-cell office:value-type="string" calcext:value-type="string">
            <text:p>Grimsby Institute of Further &amp; Higher Education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0732" calcext:value-type="float">
            <text:p>11000732</text:p>
          </table:table-cell>
          <table:table-cell office:value-type="string" calcext:value-type="string">
            <text:p>HCU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9254" calcext:value-type="float">
            <text:p>11009254</text:p>
          </table:table-cell>
          <table:table-cell office:value-type="string" calcext:value-type="string">
            <text:p>La Retraite RC Girls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5738" calcext:value-type="float">
            <text:p>11005738</text:p>
          </table:table-cell>
          <table:table-cell office:value-type="string" calcext:value-type="string">
            <text:p>Lordswood Girls’ School &amp; Sixth Form Centr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4552" calcext:value-type="float">
            <text:p>10004552</text:p>
          </table:table-cell>
          <table:table-cell office:value-type="string" calcext:value-type="string">
            <text:p>Nelson and Coln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3827" calcext:value-type="float">
            <text:p>11003827</text:p>
          </table:table-cell>
          <table:table-cell office:value-type="string" calcext:value-type="string">
            <text:p>Notre Dame Catholic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5483" calcext:value-type="float">
            <text:p>11005483</text:p>
          </table:table-cell>
          <table:table-cell office:value-type="string" calcext:value-type="string">
            <text:p>Oldham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5398" calcext:value-type="float">
            <text:p>11005398</text:p>
          </table:table-cell>
          <table:table-cell office:value-type="string" calcext:value-type="string">
            <text:p>Painsley Catholic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5072" calcext:value-type="float">
            <text:p>10005072</text:p>
          </table:table-cell>
          <table:table-cell office:value-type="string" calcext:value-type="string">
            <text:p>Peter Symonds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5206" calcext:value-type="float">
            <text:p>10005206</text:p>
          </table:table-cell>
          <table:table-cell office:value-type="string" calcext:value-type="string">
            <text:p>Priestle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5575" calcext:value-type="float">
            <text:p>10005575</text:p>
          </table:table-cell>
          <table:table-cell office:value-type="string" calcext:value-type="string">
            <text:p>Runshaw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9090" calcext:value-type="float">
            <text:p>11009090</text:p>
          </table:table-cell>
          <table:table-cell office:value-type="string" calcext:value-type="string">
            <text:p>Salesian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5669" calcext:value-type="float">
            <text:p>10005669</text:p>
          </table:table-cell>
          <table:table-cell office:value-type="string" calcext:value-type="string">
            <text:p>Sandwell Academ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5810" calcext:value-type="float">
            <text:p>10005810</text:p>
          </table:table-cell>
          <table:table-cell office:value-type="string" calcext:value-type="string">
            <text:p>Shipley College of Further Educ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36413" calcext:value-type="float">
            <text:p>10036413</text:p>
          </table:table-cell>
          <table:table-cell office:value-type="string" calcext:value-type="string">
            <text:p>St Thomas More Catholic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6378" calcext:value-type="float">
            <text:p>10006378</text:p>
          </table:table-cell>
          <table:table-cell office:value-type="string" calcext:value-type="string">
            <text:p>Strod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6398" calcext:value-type="float">
            <text:p>10006398</text:p>
          </table:table-cell>
          <table:table-cell office:value-type="string" calcext:value-type="string">
            <text:p>Suffolk New Colleg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1550" calcext:value-type="float">
            <text:p>10001550</text:p>
          </table:table-cell>
          <table:table-cell office:value-type="string" calcext:value-type="string">
            <text:p>The College of Richard Colly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1237" calcext:value-type="float">
            <text:p>11001237</text:p>
          </table:table-cell>
          <table:table-cell office:value-type="string" calcext:value-type="string">
            <text:p>The Leigh UTC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0236" calcext:value-type="float">
            <text:p>11000236</text:p>
          </table:table-cell>
          <table:table-cell office:value-type="string" calcext:value-type="string">
            <text:p>Thorpe St Andrew School and Sixth For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063" calcext:value-type="float">
            <text:p>10007063</text:p>
          </table:table-cell>
          <table:table-cell office:value-type="string" calcext:value-type="string">
            <text:p>Truro and Penwith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0712" calcext:value-type="float">
            <text:p>10000712</text:p>
          </table:table-cell>
          <table:table-cell office:value-type="string" calcext:value-type="string">
            <text:p>University College Birmingham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4378" calcext:value-type="float">
            <text:p>11004378</text:p>
          </table:table-cell>
          <table:table-cell office:value-type="string" calcext:value-type="string">
            <text:p>Ursuline High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2387" calcext:value-type="float">
            <text:p>11002387</text:p>
          </table:table-cell>
          <table:table-cell office:value-type="string" calcext:value-type="string">
            <text:p>Walsall Studio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7459" calcext:value-type="float">
            <text:p>10007459</text:p>
          </table:table-cell>
          <table:table-cell office:value-type="string" calcext:value-type="string">
            <text:p>Weston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 table:number-rows-repeated="104852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udents" table:style-name="ta1">
        <table:table-column table:style-name="co3" table:number-columns-repeated="8" table:default-cell-style-name="Default"/>
        <table:table-column table:style-name="co9" table:default-cell-style-name="Default"/>
        <table:table-column table:style-name="co10" table:default-cell-style-name="ce16"/>
        <table:table-column table:style-name="co3" table:number-columns-repeated="5" table:default-cell-style-name="Default"/>
        <table:table-column table:style-name="co3" table:default-cell-style-name="ce18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Email</text:p>
          </table:table-cell>
          <table:table-cell table:style-name="Default" office:value-type="string" calcext:value-type="string">
            <text:p>Provider UKPR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Pathway</text:p>
          </table:table-cell>
          <table:table-cell office:value-type="string" calcext:value-type="string">
            <text:p>Specialism(s)</text:p>
          </table:table-cell>
          <table:table-cell office:value-type="string" calcext:value-type="string">
            <text:p>Entry date</text:p>
          </table:table-cell>
          <table:table-cell table:style-name="Default" office:value-type="string" calcext:value-type="string">
            <text:p>Assessment date start</text:p>
          </table:table-cell>
          <table:table-cell office:value-type="string" calcext:value-type="string">
            <text:p>Assessment date end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Retake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Ackerley</text:p>
          </table:table-cell>
          <table:table-cell office:value-type="string" calcext:value-type="string">
            <text:p>14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Stephen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2 7PP</text:p>
          </table:table-cell>
          <table:table-cell office:value-type="string" calcext:value-type="string">
            <text:p>01835 703597</text:p>
          </table:table-cell>
          <table:table-cell table:formula="of:=COM.MICROSOFT.CONCAT([.A2];&quot;.&quot;;[.B2];&quot;@academic.ac.uk&quot;)" office:value-type="string" office:string-value="Henry.Ackerley@academic.ac.uk" calcext:value-type="string">
            <text:p>Henry.Ackerley@academic.ac.uk</text:p>
          </table:table-cell>
          <table:table-cell office:value-type="float" office:value="10000080" calcext:value-type="float">
            <text:p>1000008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5 Binn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Ward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11 2AX</text:p>
          </table:table-cell>
          <table:table-cell office:value-type="string" calcext:value-type="string">
            <text:p>01937 864715</text:p>
          </table:table-cell>
          <table:table-cell table:formula="of:=COM.MICROSOFT.CONCAT([.A3];&quot;.&quot;;[.B3];&quot;@academic.ac.uk&quot;)" office:value-type="string" office:string-value="John.Addison@academic.ac.uk" calcext:value-type="string">
            <text:p>John.Addison@academic.ac.uk</text:p>
          </table:table-cell>
          <table:table-cell office:value-type="float" office:value="10000536" calcext:value-type="float">
            <text:p>1000053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Adolf</text:p>
          </table:table-cell>
          <table:table-cell office:value-type="string" calcext:value-type="string">
            <text:p>8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Southbourne and Tuckton W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BH6 3BE</text:p>
          </table:table-cell>
          <table:table-cell office:value-type="string" calcext:value-type="string">
            <text:p>01347 368222</text:p>
          </table:table-cell>
          <table:table-cell table:formula="of:=COM.MICROSOFT.CONCAT([.A4];&quot;.&quot;;[.B4];&quot;@academic.ac.uk&quot;)" office:value-type="string" office:string-value="David.Adolf@academic.ac.uk" calcext:value-type="string">
            <text:p>David.Adolf@academic.ac.uk</text:p>
          </table:table-cell>
          <table:table-cell office:value-type="float" office:value="10000612" calcext:value-type="float">
            <text:p>1000061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Aitchison</text:p>
          </table:table-cell>
          <table:table-cell office:value-type="string" calcext:value-type="string">
            <text:p>505 Exete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werby cum Beesby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DN36 5RP</text:p>
          </table:table-cell>
          <table:table-cell office:value-type="string" calcext:value-type="string">
            <text:p>01912 771311</text:p>
          </table:table-cell>
          <table:table-cell table:formula="of:=COM.MICROSOFT.CONCAT([.A5];&quot;.&quot;;[.B5];&quot;@academic.ac.uk&quot;)" office:value-type="string" office:string-value="George.Aitchison@academic.ac.uk" calcext:value-type="string">
            <text:p>George.Aitchison@academic.ac.uk</text:p>
          </table:table-cell>
          <table:table-cell office:value-type="float" office:value="10000721" calcext:value-type="float">
            <text:p>10000721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ah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5396 Forth Stre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ets Green and Lyng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9DT</text:p>
          </table:table-cell>
          <table:table-cell office:value-type="string" calcext:value-type="string">
            <text:p>01547 429341</text:p>
          </table:table-cell>
          <table:table-cell table:formula="of:=COM.MICROSOFT.CONCAT([.A6];&quot;.&quot;;[.B6];&quot;@academic.ac.uk&quot;)" office:value-type="string" office:string-value="Shah.Ali@academic.ac.uk" calcext:value-type="string">
            <text:p>Shah.Ali@academic.ac.uk</text:p>
          </table:table-cell>
          <table:table-cell office:value-type="float" office:value="10000754" calcext:value-type="float">
            <text:p>10000754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9472 Li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sborough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4 2GH</text:p>
          </table:table-cell>
          <table:table-cell office:value-type="string" calcext:value-type="string">
            <text:p>01969 886290</text:p>
          </table:table-cell>
          <table:table-cell table:formula="of:=COM.MICROSOFT.CONCAT([.A7];&quot;.&quot;;[.B7];&quot;@academic.ac.uk&quot;)" office:value-type="string" office:string-value="John.Allen@academic.ac.uk" calcext:value-type="string">
            <text:p>John.Allen@academic.ac.uk</text:p>
          </table:table-cell>
          <table:table-cell office:value-type="float" office:value="10000878" calcext:value-type="float">
            <text:p>1000087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aheem</text:p>
          </table:table-cell>
          <table:table-cell office:value-type="string" calcext:value-type="string">
            <text:p>Anwar</text:p>
          </table:table-cell>
          <table:table-cell office:value-type="string" calcext:value-type="string">
            <text:p>7457 Cowl St #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gate Ward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O14 3TY</text:p>
          </table:table-cell>
          <table:table-cell office:value-type="string" calcext:value-type="string">
            <text:p>01865 582516</text:p>
          </table:table-cell>
          <table:table-cell table:formula="of:=COM.MICROSOFT.CONCAT([.A8];&quot;.&quot;;[.B8];&quot;@academic.ac.uk&quot;)" office:value-type="string" office:string-value="Faheem.Anwar@academic.ac.uk" calcext:value-type="string">
            <text:p>Faheem.Anwar@academic.ac.uk</text:p>
          </table:table-cell>
          <table:table-cell office:value-type="float" office:value="10001165" calcext:value-type="float">
            <text:p>10001165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20 Gloucester Pl #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rton Ward</text:p>
          </table:table-cell>
          <table:table-cell office:value-type="string" calcext:value-type="string">
            <text:p>Tyne &amp; Wear</text:p>
          </table:table-cell>
          <table:table-cell office:value-type="string" calcext:value-type="string">
            <text:p>NE29 7AD</text:p>
          </table:table-cell>
          <table:table-cell office:value-type="string" calcext:value-type="string">
            <text:p>01746 394243</text:p>
          </table:table-cell>
          <table:table-cell table:formula="of:=COM.MICROSOFT.CONCAT([.A9];&quot;.&quot;;[.B9];&quot;@academic.ac.uk&quot;)" office:value-type="string" office:string-value="Richard.Armstrong@academic.ac.uk" calcext:value-type="string">
            <text:p>Richard.Armstrong@academic.ac.uk</text:p>
          </table:table-cell>
          <table:table-cell office:value-type="float" office:value="10007817" calcext:value-type="float">
            <text:p>1000781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929 Augusti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ple Hill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6 4LL</text:p>
          </table:table-cell>
          <table:table-cell office:value-type="string" calcext:value-type="string">
            <text:p>01907 538509</text:p>
          </table:table-cell>
          <table:table-cell table:formula="of:=COM.MICROSOFT.CONCAT([.A10];&quot;.&quot;;[.B10];&quot;@academic.ac.uk&quot;)" office:value-type="string" office:string-value="Richard.Arnold@academic.ac.uk" calcext:value-type="string">
            <text:p>Richard.Arnold@academic.ac.uk</text:p>
          </table:table-cell>
          <table:table-cell office:value-type="float" office:value="10001446" calcext:value-type="float">
            <text:p>1000144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Astley</text:p>
          </table:table-cell>
          <table:table-cell office:value-type="string" calcext:value-type="string">
            <text:p>45 Bradfield St #1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wic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6 1QN</text:p>
          </table:table-cell>
          <table:table-cell office:value-type="string" calcext:value-type="string">
            <text:p>01903 649460</text:p>
          </table:table-cell>
          <table:table-cell table:formula="of:=COM.MICROSOFT.CONCAT([.A11];&quot;.&quot;;[.B11];&quot;@academic.ac.uk&quot;)" office:value-type="string" office:string-value="Adam.Astley@academic.ac.uk" calcext:value-type="string">
            <text:p>Adam.Astley@academic.ac.uk</text:p>
          </table:table-cell>
          <table:table-cell office:value-type="float" office:value="10004772" calcext:value-type="float">
            <text:p>1000477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Atkinson</text:p>
          </table:table-cell>
          <table:table-cell office:value-type="string" calcext:value-type="string">
            <text:p>620 Northamp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DA2 7PP</text:p>
          </table:table-cell>
          <table:table-cell office:value-type="string" calcext:value-type="string">
            <text:p>01630 202053</text:p>
          </table:table-cell>
          <table:table-cell table:formula="of:=COM.MICROSOFT.CONCAT([.A12];&quot;.&quot;;[.B12];&quot;@academic.ac.uk&quot;)" office:value-type="string" office:string-value="Luke.Atkinson@academic.ac.uk" calcext:value-type="string">
            <text:p>Luke.Atkinson@academic.ac.uk</text:p>
          </table:table-cell>
          <table:table-cell table:style-name="Default" office:value-type="float" office:value="11003648" calcext:value-type="float">
            <text:p>1100364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Austen</text:p>
          </table:table-cell>
          <table:table-cell office:value-type="string" calcext:value-type="string">
            <text:p>5 Hyge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undsley Gree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40 4LY</text:p>
          </table:table-cell>
          <table:table-cell office:value-type="string" calcext:value-type="string">
            <text:p>01276 816806</text:p>
          </table:table-cell>
          <table:table-cell table:formula="of:=COM.MICROSOFT.CONCAT([.A13];&quot;.&quot;;[.B13];&quot;@academic.ac.uk&quot;)" office:value-type="string" office:string-value="Paul.Austen@academic.ac.uk" calcext:value-type="string">
            <text:p>Paul.Austen@academic.ac.uk</text:p>
          </table:table-cell>
          <table:table-cell table:style-name="Default" office:value-type="float" office:value="11002847" calcext:value-type="float">
            <text:p>1100284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rian</text:p>
          </table:table-cell>
          <table:table-cell office:value-type="string" calcext:value-type="string">
            <text:p>Bainbridge</text:p>
          </table:table-cell>
          <table:table-cell office:value-type="string" calcext:value-type="string">
            <text:p>2150 Mor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8 7DE</text:p>
          </table:table-cell>
          <table:table-cell office:value-type="string" calcext:value-type="string">
            <text:p>01625 932209</text:p>
          </table:table-cell>
          <table:table-cell table:formula="of:=COM.MICROSOFT.CONCAT([.A14];&quot;.&quot;;[.B14];&quot;@academic.ac.uk&quot;)" office:value-type="string" office:string-value="Marian.Bainbridge@academic.ac.uk" calcext:value-type="string">
            <text:p>Marian.Bainbridge@academic.ac.uk</text:p>
          </table:table-cell>
          <table:table-cell office:value-type="float" office:value="10001919" calcext:value-type="float">
            <text:p>1000191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ulie</text:p>
          </table:table-cell>
          <table:table-cell office:value-type="string" calcext:value-type="string">
            <text:p>Bakewell</text:p>
          </table:table-cell>
          <table:table-cell office:value-type="string" calcext:value-type="string">
            <text:p>24 Bo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5TL</text:p>
          </table:table-cell>
          <table:table-cell office:value-type="string" calcext:value-type="string">
            <text:p>01874 856950</text:p>
          </table:table-cell>
          <table:table-cell table:formula="of:=COM.MICROSOFT.CONCAT([.A15];&quot;.&quot;;[.B15];&quot;@academic.ac.uk&quot;)" office:value-type="string" office:string-value="Julie.Bakewell@academic.ac.uk" calcext:value-type="string">
            <text:p>Julie.Bakewell@academic.ac.uk</text:p>
          </table:table-cell>
          <table:table-cell office:value-type="float" office:value="10007924" calcext:value-type="float">
            <text:p>10007924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Barnard</text:p>
          </table:table-cell>
          <table:table-cell office:value-type="string" calcext:value-type="string">
            <text:p>4 Forres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on-Super-Mare</text:p>
          </table:table-cell>
          <table:table-cell office:value-type="string" calcext:value-type="string">
            <text:p>North Somerset</text:p>
          </table:table-cell>
          <table:table-cell office:value-type="string" calcext:value-type="string">
            <text:p>BS23 3HG</text:p>
          </table:table-cell>
          <table:table-cell office:value-type="string" calcext:value-type="string">
            <text:p>01976 755279</text:p>
          </table:table-cell>
          <table:table-cell table:formula="of:=COM.MICROSOFT.CONCAT([.A16];&quot;.&quot;;[.B16];&quot;@academic.ac.uk&quot;)" office:value-type="string" office:string-value="John.Barnard@academic.ac.uk" calcext:value-type="string">
            <text:p>John.Barnard@academic.ac.uk</text:p>
          </table:table-cell>
          <table:table-cell table:style-name="Default" office:value-type="float" office:value="11000813" calcext:value-type="float">
            <text:p>1100081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Barron</text:p>
          </table:table-cell>
          <table:table-cell office:value-type="string" calcext:value-type="string">
            <text:p>89 No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brook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IP25 6JQ</text:p>
          </table:table-cell>
          <table:table-cell office:value-type="string" calcext:value-type="string">
            <text:p>01967 580851</text:p>
          </table:table-cell>
          <table:table-cell table:formula="of:=COM.MICROSOFT.CONCAT([.A17];&quot;.&quot;;[.B17];&quot;@academic.ac.uk&quot;)" office:value-type="string" office:string-value="John.Barron@academic.ac.uk" calcext:value-type="string">
            <text:p>John.Barron@academic.ac.uk</text:p>
          </table:table-cell>
          <table:table-cell office:value-type="float" office:value="10002130" calcext:value-type="float">
            <text:p>1000213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illian</text:p>
          </table:table-cell>
          <table:table-cell office:value-type="string" calcext:value-type="string">
            <text:p>Bassil</text:p>
          </table:table-cell>
          <table:table-cell office:value-type="string" calcext:value-type="string">
            <text:p>99 Guthr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 Mil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BH25 5DF</text:p>
          </table:table-cell>
          <table:table-cell office:value-type="string" calcext:value-type="string">
            <text:p>01326 532337</text:p>
          </table:table-cell>
          <table:table-cell table:formula="of:=COM.MICROSOFT.CONCAT([.A18];&quot;.&quot;;[.B18];&quot;@academic.ac.uk&quot;)" office:value-type="string" office:string-value="Gillian.Bassil@academic.ac.uk" calcext:value-type="string">
            <text:p>Gillian.Bassil@academic.ac.uk</text:p>
          </table:table-cell>
          <table:table-cell office:value-type="float" office:value="10002370" calcext:value-type="float">
            <text:p>1000237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Bate</text:p>
          </table:table-cell>
          <table:table-cell office:value-type="string" calcext:value-type="string">
            <text:p>7 Richm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kham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39 5DJ</text:p>
          </table:table-cell>
          <table:table-cell office:value-type="string" calcext:value-type="string">
            <text:p>01253 528327</text:p>
          </table:table-cell>
          <table:table-cell table:formula="of:=COM.MICROSOFT.CONCAT([.A19];&quot;.&quot;;[.B19];&quot;@academic.ac.uk&quot;)" office:value-type="string" office:string-value="Angela.Bate@academic.ac.uk" calcext:value-type="string">
            <text:p>Angela.Bate@academic.ac.uk</text:p>
          </table:table-cell>
          <table:table-cell office:value-type="float" office:value="10007928" calcext:value-type="float">
            <text:p>1000792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9165 Primros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rnall Ward</text:p>
          </table:table-cell>
          <table:table-cell office:value-type="string" calcext:value-type="string">
            <text:p>Yorkshire, South</text:p>
          </table:table-cell>
          <table:table-cell office:value-type="string" calcext:value-type="string">
            <text:p>S4 7WN</text:p>
          </table:table-cell>
          <table:table-cell office:value-type="string" calcext:value-type="string">
            <text:p>01719 831436</text:p>
          </table:table-cell>
          <table:table-cell table:formula="of:=COM.MICROSOFT.CONCAT([.A20];&quot;.&quot;;[.B20];&quot;@academic.ac.uk&quot;)" office:value-type="string" office:string-value="Frederick.Beckley@academic.ac.uk" calcext:value-type="string">
            <text:p>Frederick.Beckley@academic.ac.uk</text:p>
          </table:table-cell>
          <table:table-cell office:value-type="float" office:value="10002412" calcext:value-type="float">
            <text:p>1000241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9 Pengw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rld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Q3 1SA</text:p>
          </table:table-cell>
          <table:table-cell office:value-type="string" calcext:value-type="string">
            <text:p>01578 287816</text:p>
          </table:table-cell>
          <table:table-cell table:formula="of:=COM.MICROSOFT.CONCAT([.A21];&quot;.&quot;;[.B21];&quot;@academic.ac.uk&quot;)" office:value-type="string" office:string-value="Chris.Bell@academic.ac.uk" calcext:value-type="string">
            <text:p>Chris.Bell@academic.ac.uk</text:p>
          </table:table-cell>
          <table:table-cell office:value-type="float" office:value="10002638" calcext:value-type="float">
            <text:p>1000263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4410 Tar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statyn Community</text:p>
          </table:table-cell>
          <table:table-cell office:value-type="string" calcext:value-type="string">
            <text:p>Denbighshire</text:p>
          </table:table-cell>
          <table:table-cell office:value-type="string" calcext:value-type="string">
            <text:p>LL19 9EG</text:p>
          </table:table-cell>
          <table:table-cell office:value-type="string" calcext:value-type="string">
            <text:p>01842 767201</text:p>
          </table:table-cell>
          <table:table-cell table:formula="of:=COM.MICROSOFT.CONCAT([.A22];&quot;.&quot;;[.B22];&quot;@academic.ac.uk&quot;)" office:value-type="string" office:string-value="Russell.Bell@academic.ac.uk" calcext:value-type="string">
            <text:p>Russell.Bell@academic.ac.uk</text:p>
          </table:table-cell>
          <table:table-cell office:value-type="float" office:value="10007938" calcext:value-type="float">
            <text:p>1000793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ucy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6949 Bour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e and Stourbridge North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DY5 2QP</text:p>
          </table:table-cell>
          <table:table-cell office:value-type="string" calcext:value-type="string">
            <text:p>01552 709248</text:p>
          </table:table-cell>
          <table:table-cell table:formula="of:=COM.MICROSOFT.CONCAT([.A23];&quot;.&quot;;[.B23];&quot;@academic.ac.uk&quot;)" office:value-type="string" office:string-value="Lucy.Bird@academic.ac.uk" calcext:value-type="string">
            <text:p>Lucy.Bird@academic.ac.uk</text:p>
          </table:table-cell>
          <table:table-cell office:value-type="float" office:value="10002929" calcext:value-type="float">
            <text:p>1000292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Bloodworth</text:p>
          </table:table-cell>
          <table:table-cell office:value-type="string" calcext:value-type="string">
            <text:p>148 Rembrand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ling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CR6 9SW</text:p>
          </table:table-cell>
          <table:table-cell office:value-type="string" calcext:value-type="string">
            <text:p>01677 684257</text:p>
          </table:table-cell>
          <table:table-cell table:formula="of:=COM.MICROSOFT.CONCAT([.A24];&quot;.&quot;;[.B24];&quot;@academic.ac.uk&quot;)" office:value-type="string" office:string-value="Graham.Bloodworth@academic.ac.uk" calcext:value-type="string">
            <text:p>Graham.Bloodworth@academic.ac.uk</text:p>
          </table:table-cell>
          <table:table-cell table:style-name="Default" office:value-type="float" office:value="11000732" calcext:value-type="float">
            <text:p>1100073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2200 Nelson St #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0 5AL</text:p>
          </table:table-cell>
          <table:table-cell office:value-type="string" calcext:value-type="string">
            <text:p>01217 342071</text:p>
          </table:table-cell>
          <table:table-cell table:formula="of:=COM.MICROSOFT.CONCAT([.A25];&quot;.&quot;;[.B25];&quot;@academic.ac.uk&quot;)" office:value-type="string" office:string-value="Mark.Booth@academic.ac.uk" calcext:value-type="string">
            <text:p>Mark.Booth@academic.ac.uk</text:p>
          </table:table-cell>
          <table:table-cell table:style-name="Default" office:value-type="float" office:value="11009254" calcext:value-type="float">
            <text:p>11009254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61 Ross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PO19 1RH</text:p>
          </table:table-cell>
          <table:table-cell office:value-type="string" calcext:value-type="string">
            <text:p>01473 229124</text:p>
          </table:table-cell>
          <table:table-cell table:formula="of:=COM.MICROSOFT.CONCAT([.A26];&quot;.&quot;;[.B26];&quot;@academic.ac.uk&quot;)" office:value-type="string" office:string-value="Martin.Bowman@academic.ac.uk" calcext:value-type="string">
            <text:p>Martin.Bowman@academic.ac.uk</text:p>
          </table:table-cell>
          <table:table-cell table:style-name="Default" office:value-type="float" office:value="11005738" calcext:value-type="float">
            <text:p>1100573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Boxell</text:p>
          </table:table-cell>
          <table:table-cell office:value-type="string" calcext:value-type="string">
            <text:p>41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eornabhagh a Deas Ward</text:p>
          </table:table-cell>
          <table:table-cell office:value-type="string" calcext:value-type="string">
            <text:p>Western Isles</text:p>
          </table:table-cell>
          <table:table-cell office:value-type="string" calcext:value-type="string">
            <text:p>HS1 2PZ</text:p>
          </table:table-cell>
          <table:table-cell office:value-type="string" calcext:value-type="string">
            <text:p>01230 623547</text:p>
          </table:table-cell>
          <table:table-cell table:formula="of:=COM.MICROSOFT.CONCAT([.A27];&quot;.&quot;;[.B27];&quot;@academic.ac.uk&quot;)" office:value-type="string" office:string-value="Stephen.Boxell@academic.ac.uk" calcext:value-type="string">
            <text:p>Stephen.Boxell@academic.ac.uk</text:p>
          </table:table-cell>
          <table:table-cell office:value-type="float" office:value="10004552" calcext:value-type="float">
            <text:p>1000455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8289 Cadog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Ward</text:p>
          </table:table-cell>
          <table:table-cell office:value-type="string" calcext:value-type="string">
            <text:p>North Eart Lincolnshire</text:p>
          </table:table-cell>
          <table:table-cell office:value-type="string" calcext:value-type="string">
            <text:p>DN33 1AU</text:p>
          </table:table-cell>
          <table:table-cell office:value-type="string" calcext:value-type="string">
            <text:p>01781 827317</text:p>
          </table:table-cell>
          <table:table-cell table:formula="of:=COM.MICROSOFT.CONCAT([.A28];&quot;.&quot;;[.B28];&quot;@academic.ac.uk&quot;)" office:value-type="string" office:string-value="Mark.Bradford@academic.ac.uk" calcext:value-type="string">
            <text:p>Mark.Bradford@academic.ac.uk</text:p>
          </table:table-cell>
          <table:table-cell office:value-type="float" office:value="10004576" calcext:value-type="float">
            <text:p>1000457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Branton</text:p>
          </table:table-cell>
          <table:table-cell office:value-type="string" calcext:value-type="string">
            <text:p>211 Hobar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quay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7 1LS</text:p>
          </table:table-cell>
          <table:table-cell office:value-type="string" calcext:value-type="string">
            <text:p>01866 248660</text:p>
          </table:table-cell>
          <table:table-cell table:formula="of:=COM.MICROSOFT.CONCAT([.A29];&quot;.&quot;;[.B29];&quot;@academic.ac.uk&quot;)" office:value-type="string" office:string-value="Ian.Branton@academic.ac.uk" calcext:value-type="string">
            <text:p>Ian.Branton@academic.ac.uk</text:p>
          </table:table-cell>
          <table:table-cell table:style-name="Default" office:value-type="float" office:value="11003827" calcext:value-type="float">
            <text:p>1100382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iane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114 Falkland St #88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mpton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4RF</text:p>
          </table:table-cell>
          <table:table-cell office:value-type="string" calcext:value-type="string">
            <text:p>01541 802635</text:p>
          </table:table-cell>
          <table:table-cell table:formula="of:=COM.MICROSOFT.CONCAT([.A30];&quot;.&quot;;[.B30];&quot;@academic.ac.uk&quot;)" office:value-type="string" office:string-value="Diane.Brooks@academic.ac.uk" calcext:value-type="string">
            <text:p>Diane.Brooks@academic.ac.uk</text:p>
          </table:table-cell>
          <table:table-cell table:style-name="Default" office:value-type="float" office:value="11005483" calcext:value-type="float">
            <text:p>1100548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atricia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1 Birk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3 0NH</text:p>
          </table:table-cell>
          <table:table-cell office:value-type="string" calcext:value-type="string">
            <text:p>01857 864722</text:p>
          </table:table-cell>
          <table:table-cell table:formula="of:=COM.MICROSOFT.CONCAT([.A31];&quot;.&quot;;[.B31];&quot;@academic.ac.uk&quot;)" office:value-type="string" office:string-value="Patricia.Brothers@academic.ac.uk" calcext:value-type="string">
            <text:p>Patricia.Brothers@academic.ac.uk</text:p>
          </table:table-cell>
          <table:table-cell table:style-name="Default" office:value-type="float" office:value="11005398" calcext:value-type="float">
            <text:p>1100539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5147 Blac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tchworth South West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SG6 3LE</text:p>
          </table:table-cell>
          <table:table-cell office:value-type="string" calcext:value-type="string">
            <text:p>01243 678286</text:p>
          </table:table-cell>
          <table:table-cell table:formula="of:=COM.MICROSOFT.CONCAT([.A32];&quot;.&quot;;[.B32];&quot;@academic.ac.uk&quot;)" office:value-type="string" office:string-value="Gordon.Brown@academic.ac.uk" calcext:value-type="string">
            <text:p>Gordon.Brown@academic.ac.uk</text:p>
          </table:table-cell>
          <table:table-cell office:value-type="float" office:value="10005072" calcext:value-type="float">
            <text:p>1000507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7 Shen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nghill Ward</text:p>
          </table:table-cell>
          <table:table-cell office:value-type="string" calcext:value-type="string">
            <text:p>Yorkshire, East (North Humbers</text:p>
          </table:table-cell>
          <table:table-cell office:value-type="string" calcext:value-type="string">
            <text:p>HU8 9PZ</text:p>
          </table:table-cell>
          <table:table-cell office:value-type="string" calcext:value-type="string">
            <text:p>01400 269033</text:p>
          </table:table-cell>
          <table:table-cell table:formula="of:=COM.MICROSOFT.CONCAT([.A33];&quot;.&quot;;[.B33];&quot;@academic.ac.uk&quot;)" office:value-type="string" office:string-value="Richard.Bryant@academic.ac.uk" calcext:value-type="string">
            <text:p>Richard.Bryant@academic.ac.uk</text:p>
          </table:table-cell>
          <table:table-cell office:value-type="float" office:value="10005206" calcext:value-type="float">
            <text:p>1000520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ail</text:p>
          </table:table-cell>
          <table:table-cell office:value-type="string" calcext:value-type="string">
            <text:p>Buckler</text:p>
          </table:table-cell>
          <table:table-cell office:value-type="string" calcext:value-type="string">
            <text:p>129 Alexander Pop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anche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DY11 9BW</text:p>
          </table:table-cell>
          <table:table-cell office:value-type="string" calcext:value-type="string">
            <text:p>01702 725589</text:p>
          </table:table-cell>
          <table:table-cell table:formula="of:=COM.MICROSOFT.CONCAT([.A34];&quot;.&quot;;[.B34];&quot;@academic.ac.uk&quot;)" office:value-type="string" office:string-value="Gail.Buckler@academic.ac.uk" calcext:value-type="string">
            <text:p>Gail.Buckler@academic.ac.uk</text:p>
          </table:table-cell>
          <table:table-cell office:value-type="float" office:value="10005575" calcext:value-type="float">
            <text:p>10005575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lister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2 Birch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ttington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11 4PH</text:p>
          </table:table-cell>
          <table:table-cell office:value-type="string" calcext:value-type="string">
            <text:p>01462 648669</text:p>
          </table:table-cell>
          <table:table-cell table:formula="of:=COM.MICROSOFT.CONCAT([.A35];&quot;.&quot;;[.B35];&quot;@academic.ac.uk&quot;)" office:value-type="string" office:string-value="Alister.Cairns@academic.ac.uk" calcext:value-type="string">
            <text:p>Alister.Cairns@academic.ac.uk</text:p>
          </table:table-cell>
          <table:table-cell table:style-name="Default" office:value-type="float" office:value="11009090" calcext:value-type="float">
            <text:p>1100909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7523 Kemp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ckerton West Ward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DL3 0JF</text:p>
          </table:table-cell>
          <table:table-cell office:value-type="string" calcext:value-type="string">
            <text:p>01235 647932</text:p>
          </table:table-cell>
          <table:table-cell table:formula="of:=COM.MICROSOFT.CONCAT([.A36];&quot;.&quot;;[.B36];&quot;@academic.ac.uk&quot;)" office:value-type="string" office:string-value="Melissa.Campbell@academic.ac.uk" calcext:value-type="string">
            <text:p>Melissa.Campbell@academic.ac.uk</text:p>
          </table:table-cell>
          <table:table-cell office:value-type="float" office:value="10005669" calcext:value-type="float">
            <text:p>1000566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Carmichael</text:p>
          </table:table-cell>
          <table:table-cell office:value-type="string" calcext:value-type="string">
            <text:p>6305 Elst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l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2 6PR</text:p>
          </table:table-cell>
          <table:table-cell office:value-type="string" calcext:value-type="string">
            <text:p>01662 114247</text:p>
          </table:table-cell>
          <table:table-cell table:formula="of:=COM.MICROSOFT.CONCAT([.A37];&quot;.&quot;;[.B37];&quot;@academic.ac.uk&quot;)" office:value-type="string" office:string-value="Amanda.Carmichael@academic.ac.uk" calcext:value-type="string">
            <text:p>Amanda.Carmichael@academic.ac.uk</text:p>
          </table:table-cell>
          <table:table-cell office:value-type="float" office:value="10005687" calcext:value-type="float">
            <text:p>1000568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218 Greenbank Dri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zes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0 3DU</text:p>
          </table:table-cell>
          <table:table-cell office:value-type="string" calcext:value-type="string">
            <text:p>01407 866759</text:p>
          </table:table-cell>
          <table:table-cell table:formula="of:=COM.MICROSOFT.CONCAT([.A38];&quot;.&quot;;[.B38];&quot;@academic.ac.uk&quot;)" office:value-type="string" office:string-value="Peter.Carpenter@academic.ac.uk" calcext:value-type="string">
            <text:p>Peter.Carpenter@academic.ac.uk</text:p>
          </table:table-cell>
          <table:table-cell office:value-type="float" office:value="10005810" calcext:value-type="float">
            <text:p>1000581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8921 For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nbrook with Poyle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SL3 0PY</text:p>
          </table:table-cell>
          <table:table-cell office:value-type="string" calcext:value-type="string">
            <text:p>01822 563044</text:p>
          </table:table-cell>
          <table:table-cell table:formula="of:=COM.MICROSOFT.CONCAT([.A39];&quot;.&quot;;[.B39];&quot;@academic.ac.uk&quot;)" office:value-type="string" office:string-value="William.Carroll@academic.ac.uk" calcext:value-type="string">
            <text:p>William.Carroll@academic.ac.uk</text:p>
          </table:table-cell>
          <table:table-cell office:value-type="float" office:value="10036413" calcext:value-type="float">
            <text:p>1003641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Christison</text:p>
          </table:table-cell>
          <table:table-cell office:value-type="string" calcext:value-type="string">
            <text:p>3060 St Ambrose Grove #26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ridge Central and South War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WS9 8UR</text:p>
          </table:table-cell>
          <table:table-cell office:value-type="string" calcext:value-type="string">
            <text:p>01327 770774</text:p>
          </table:table-cell>
          <table:table-cell table:formula="of:=COM.MICROSOFT.CONCAT([.A40];&quot;.&quot;;[.B40];&quot;@academic.ac.uk&quot;)" office:value-type="string" office:string-value="Mark.Christison@academic.ac.uk" calcext:value-type="string">
            <text:p>Mark.Christison@academic.ac.uk</text:p>
          </table:table-cell>
          <table:table-cell office:value-type="float" office:value="10006378" calcext:value-type="float">
            <text:p>1000637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eil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8388 Bessemer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Putn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5 2RP</text:p>
          </table:table-cell>
          <table:table-cell office:value-type="string" calcext:value-type="string">
            <text:p>01483 418969</text:p>
          </table:table-cell>
          <table:table-cell table:formula="of:=COM.MICROSOFT.CONCAT([.A41];&quot;.&quot;;[.B41];&quot;@academic.ac.uk&quot;)" office:value-type="string" office:string-value="Neil.Clarke@academic.ac.uk" calcext:value-type="string">
            <text:p>Neil.Clarke@academic.ac.uk</text:p>
          </table:table-cell>
          <table:table-cell office:value-type="float" office:value="10006398" calcext:value-type="float">
            <text:p>1000639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87 Pownall S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wston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CB22 3BB</text:p>
          </table:table-cell>
          <table:table-cell office:value-type="string" calcext:value-type="string">
            <text:p>01709 854691</text:p>
          </table:table-cell>
          <table:table-cell table:formula="of:=COM.MICROSOFT.CONCAT([.A42];&quot;.&quot;;[.B42];&quot;@academic.ac.uk&quot;)" office:value-type="string" office:string-value="Mp.Clay@academic.ac.uk" calcext:value-type="string">
            <text:p>Mp.Clay@academic.ac.uk</text:p>
          </table:table-cell>
          <table:table-cell office:value-type="float" office:value="10001550" calcext:value-type="float">
            <text:p>1000155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Coles</text:p>
          </table:table-cell>
          <table:table-cell office:value-type="string" calcext:value-type="string">
            <text:p>39 Wy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kefield North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WF1 1DR</text:p>
          </table:table-cell>
          <table:table-cell office:value-type="string" calcext:value-type="string">
            <text:p>01609 882184</text:p>
          </table:table-cell>
          <table:table-cell table:formula="of:=COM.MICROSOFT.CONCAT([.A43];&quot;.&quot;;[.B43];&quot;@academic.ac.uk&quot;)" office:value-type="string" office:string-value="Stephen.Coles@academic.ac.uk" calcext:value-type="string">
            <text:p>Stephen.Coles@academic.ac.uk</text:p>
          </table:table-cell>
          <table:table-cell table:style-name="Default" office:value-type="float" office:value="11001237" calcext:value-type="float">
            <text:p>1100123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2732 Bostock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Enoder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9 6NJ</text:p>
          </table:table-cell>
          <table:table-cell office:value-type="string" calcext:value-type="string">
            <text:p>01693 310794</text:p>
          </table:table-cell>
          <table:table-cell table:formula="of:=COM.MICROSOFT.CONCAT([.A44];&quot;.&quot;;[.B44];&quot;@academic.ac.uk&quot;)" office:value-type="string" office:string-value="Charles.Collins@academic.ac.uk" calcext:value-type="string">
            <text:p>Charles.Collins@academic.ac.uk</text:p>
          </table:table-cell>
          <table:table-cell table:style-name="Default" office:value-type="float" office:value="11000236" calcext:value-type="float">
            <text:p>1100023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ooke</text:p>
          </table:table-cell>
          <table:table-cell office:value-type="string" calcext:value-type="string">
            <text:p>5562 Fairfield St #84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yde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3 1HH</text:p>
          </table:table-cell>
          <table:table-cell office:value-type="string" calcext:value-type="string">
            <text:p>01891 702579</text:p>
          </table:table-cell>
          <table:table-cell table:formula="of:=COM.MICROSOFT.CONCAT([.A45];&quot;.&quot;;[.B45];&quot;@academic.ac.uk&quot;)" office:value-type="string" office:string-value="Roger.Cooke@academic.ac.uk" calcext:value-type="string">
            <text:p>Roger.Cooke@academic.ac.uk</text:p>
          </table:table-cell>
          <table:table-cell office:value-type="float" office:value="10007063" calcext:value-type="float">
            <text:p>1000706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ane</text:p>
          </table:table-cell>
          <table:table-cell office:value-type="string" calcext:value-type="string">
            <text:p>Cowan</text:p>
          </table:table-cell>
          <table:table-cell office:value-type="string" calcext:value-type="string">
            <text:p>37 Mead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indon Park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5 6LE</text:p>
          </table:table-cell>
          <table:table-cell office:value-type="string" calcext:value-type="string">
            <text:p>01850 347846</text:p>
          </table:table-cell>
          <table:table-cell table:formula="of:=COM.MICROSOFT.CONCAT([.A46];&quot;.&quot;;[.B46];&quot;@academic.ac.uk&quot;)" office:value-type="string" office:string-value="Jane.Cowan@academic.ac.uk" calcext:value-type="string">
            <text:p>Jane.Cowan@academic.ac.uk</text:p>
          </table:table-cell>
          <table:table-cell office:value-type="float" office:value="10000712" calcext:value-type="float">
            <text:p>1000071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Coyle</text:p>
          </table:table-cell>
          <table:table-cell office:value-type="string" calcext:value-type="string">
            <text:p>3 Nevi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mington and Penning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1 1DL</text:p>
          </table:table-cell>
          <table:table-cell office:value-type="string" calcext:value-type="string">
            <text:p>01420 307327</text:p>
          </table:table-cell>
          <table:table-cell table:formula="of:=COM.MICROSOFT.CONCAT([.A47];&quot;.&quot;;[.B47];&quot;@academic.ac.uk&quot;)" office:value-type="string" office:string-value="Sarah.Coyle@academic.ac.uk" calcext:value-type="string">
            <text:p>Sarah.Coyle@academic.ac.uk</text:p>
          </table:table-cell>
          <table:table-cell table:style-name="Default" office:value-type="float" office:value="11004378" calcext:value-type="float">
            <text:p>1100437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Croft</text:p>
          </table:table-cell>
          <table:table-cell office:value-type="string" calcext:value-type="string">
            <text:p>5662 William Moul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ylesbury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21 8PP</text:p>
          </table:table-cell>
          <table:table-cell office:value-type="string" calcext:value-type="string">
            <text:p>01567 296442</text:p>
          </table:table-cell>
          <table:table-cell table:formula="of:=COM.MICROSOFT.CONCAT([.A48];&quot;.&quot;;[.B48];&quot;@academic.ac.uk&quot;)" office:value-type="string" office:string-value="Amanda.Croft@academic.ac.uk" calcext:value-type="string">
            <text:p>Amanda.Croft@academic.ac.uk</text:p>
          </table:table-cell>
          <table:table-cell office:value-type="float" office:value="10007315" calcext:value-type="float">
            <text:p>10007315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igel</text:p>
          </table:table-cell>
          <table:table-cell office:value-type="string" calcext:value-type="string">
            <text:p>Crowder</text:p>
          </table:table-cell>
          <table:table-cell office:value-type="string" calcext:value-type="string">
            <text:p>3 North View #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rmantofts and Richmond Hill 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9 7JH</text:p>
          </table:table-cell>
          <table:table-cell office:value-type="string" calcext:value-type="string">
            <text:p>01607 269930</text:p>
          </table:table-cell>
          <table:table-cell table:formula="of:=COM.MICROSOFT.CONCAT([.A49];&quot;.&quot;;[.B49];&quot;@academic.ac.uk&quot;)" office:value-type="string" office:string-value="Nigel.Crowder@academic.ac.uk" calcext:value-type="string">
            <text:p>Nigel.Crowder@academic.ac.uk</text:p>
          </table:table-cell>
          <table:table-cell table:style-name="Default" office:value-type="float" office:value="11002387" calcext:value-type="float">
            <text:p>1100238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san</text:p>
          </table:table-cell>
          <table:table-cell office:value-type="string" calcext:value-type="string">
            <text:p>Cully</text:p>
          </table:table-cell>
          <table:table-cell office:value-type="string" calcext:value-type="string">
            <text:p>135 Op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ard Tow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13 8BB</text:p>
          </table:table-cell>
          <table:table-cell office:value-type="string" calcext:value-type="string">
            <text:p>01386 981141</text:p>
          </table:table-cell>
          <table:table-cell table:formula="of:=COM.MICROSOFT.CONCAT([.A50];&quot;.&quot;;[.B50];&quot;@academic.ac.uk&quot;)" office:value-type="string" office:string-value="Susan.Cully@academic.ac.uk" calcext:value-type="string">
            <text:p>Susan.Cully@academic.ac.uk</text:p>
          </table:table-cell>
          <table:table-cell office:value-type="float" office:value="10007459" calcext:value-type="float">
            <text:p>1000745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gory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1 Aske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rn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9 9AS</text:p>
          </table:table-cell>
          <table:table-cell office:value-type="string" calcext:value-type="string">
            <text:p>01260 641258</text:p>
          </table:table-cell>
          <table:table-cell table:formula="of:=COM.MICROSOFT.CONCAT([.A51];&quot;.&quot;;[.B51];&quot;@academic.ac.uk&quot;)" office:value-type="string" office:string-value="Gregory.Dalton@academic.ac.uk" calcext:value-type="string">
            <text:p>Gregory.Dalton@academic.ac.uk</text:p>
          </table:table-cell>
          <table:table-cell office:value-type="float" office:value="10007709" calcext:value-type="float">
            <text:p>1000770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Davison</text:p>
          </table:table-cell>
          <table:table-cell office:value-type="string" calcext:value-type="string">
            <text:p>4 Burn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es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9 1AE</text:p>
          </table:table-cell>
          <table:table-cell office:value-type="string" calcext:value-type="string">
            <text:p>01543 198690</text:p>
          </table:table-cell>
          <table:table-cell table:formula="of:=COM.MICROSOFT.CONCAT([.A52];&quot;.&quot;;[.B52];&quot;@academic.ac.uk&quot;)" office:value-type="string" office:string-value="Peter.Davison@academic.ac.uk" calcext:value-type="string">
            <text:p>Peter.Davison@academic.ac.uk</text:p>
          </table:table-cell>
          <table:table-cell office:value-type="float" office:value="10000080" calcext:value-type="float">
            <text:p>1000008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95 Den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lla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8 2NB</text:p>
          </table:table-cell>
          <table:table-cell office:value-type="string" calcext:value-type="string">
            <text:p>01355 500797</text:p>
          </table:table-cell>
          <table:table-cell table:formula="of:=COM.MICROSOFT.CONCAT([.A53];&quot;.&quot;;[.B53];&quot;@academic.ac.uk&quot;)" office:value-type="string" office:string-value="Alan.Dean@academic.ac.uk" calcext:value-type="string">
            <text:p>Alan.Dean@academic.ac.uk</text:p>
          </table:table-cell>
          <table:table-cell office:value-type="float" office:value="10000536" calcext:value-type="float">
            <text:p>1000053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atricia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5 Chadwick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langeler Community</text:p>
          </table:table-cell>
          <table:table-cell office:value-type="string" calcext:value-type="string">
            <text:p>Ceredigion</text:p>
          </table:table-cell>
          <table:table-cell office:value-type="string" calcext:value-type="string">
            <text:p>SA44 5HF</text:p>
          </table:table-cell>
          <table:table-cell office:value-type="string" calcext:value-type="string">
            <text:p>01252 621329</text:p>
          </table:table-cell>
          <table:table-cell table:formula="of:=COM.MICROSOFT.CONCAT([.A54];&quot;.&quot;;[.B54];&quot;@academic.ac.uk&quot;)" office:value-type="string" office:string-value="Patricia.Dow@academic.ac.uk" calcext:value-type="string">
            <text:p>Patricia.Dow@academic.ac.uk</text:p>
          </table:table-cell>
          <table:table-cell office:value-type="float" office:value="10000612" calcext:value-type="float">
            <text:p>1000061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ebra</text:p>
          </table:table-cell>
          <table:table-cell office:value-type="string" calcext:value-type="string">
            <text:p>Earnshaw</text:p>
          </table:table-cell>
          <table:table-cell office:value-type="string" calcext:value-type="string">
            <text:p>67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ckl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4 6RQ</text:p>
          </table:table-cell>
          <table:table-cell office:value-type="string" calcext:value-type="string">
            <text:p>01712 135466</text:p>
          </table:table-cell>
          <table:table-cell table:formula="of:=COM.MICROSOFT.CONCAT([.A55];&quot;.&quot;;[.B55];&quot;@academic.ac.uk&quot;)" office:value-type="string" office:string-value="Debra.Earnshaw@academic.ac.uk" calcext:value-type="string">
            <text:p>Debra.Earnshaw@academic.ac.uk</text:p>
          </table:table-cell>
          <table:table-cell office:value-type="float" office:value="10000721" calcext:value-type="float">
            <text:p>10000721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43 Williamson St #799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ads Ward</text:p>
          </table:table-cell>
          <table:table-cell office:value-type="string" calcext:value-type="string">
            <text:p>East Sussex</text:p>
          </table:table-cell>
          <table:table-cell office:value-type="string" calcext:value-type="string">
            <text:p>BN20 7HB</text:p>
          </table:table-cell>
          <table:table-cell office:value-type="string" calcext:value-type="string">
            <text:p>01469 300335</text:p>
          </table:table-cell>
          <table:table-cell table:formula="of:=COM.MICROSOFT.CONCAT([.A56];&quot;.&quot;;[.B56];&quot;@academic.ac.uk&quot;)" office:value-type="string" office:string-value="Steven.Edge@academic.ac.uk" calcext:value-type="string">
            <text:p>Steven.Edge@academic.ac.uk</text:p>
          </table:table-cell>
          <table:table-cell office:value-type="float" office:value="10000754" calcext:value-type="float">
            <text:p>10000754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Ellison</text:p>
          </table:table-cell>
          <table:table-cell office:value-type="string" calcext:value-type="string">
            <text:p>5 How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6NF</text:p>
          </table:table-cell>
          <table:table-cell office:value-type="string" calcext:value-type="string">
            <text:p>01428 343825</text:p>
          </table:table-cell>
          <table:table-cell table:formula="of:=COM.MICROSOFT.CONCAT([.A57];&quot;.&quot;;[.B57];&quot;@academic.ac.uk&quot;)" office:value-type="string" office:string-value="Paul.Ellison@academic.ac.uk" calcext:value-type="string">
            <text:p>Paul.Ellison@academic.ac.uk</text:p>
          </table:table-cell>
          <table:table-cell office:value-type="float" office:value="10000878" calcext:value-type="float">
            <text:p>1000087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7 Cheapside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Ive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4 5PA</text:p>
          </table:table-cell>
          <table:table-cell office:value-type="string" calcext:value-type="string">
            <text:p>01770 129032</text:p>
          </table:table-cell>
          <table:table-cell table:formula="of:=COM.MICROSOFT.CONCAT([.A58];&quot;.&quot;;[.B58];&quot;@academic.ac.uk&quot;)" office:value-type="string" office:string-value="Luke.Fallon@academic.ac.uk" calcext:value-type="string">
            <text:p>Luke.Fallon@academic.ac.uk</text:p>
          </table:table-cell>
          <table:table-cell office:value-type="float" office:value="10001165" calcext:value-type="float">
            <text:p>10001165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zel</text:p>
          </table:table-cell>
          <table:table-cell office:value-type="string" calcext:value-type="string">
            <text:p>Fleming</text:p>
          </table:table-cell>
          <table:table-cell office:value-type="string" calcext:value-type="string">
            <text:p>85 Bridgewa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4 7BP</text:p>
          </table:table-cell>
          <table:table-cell office:value-type="string" calcext:value-type="string">
            <text:p>01689 253476</text:p>
          </table:table-cell>
          <table:table-cell table:formula="of:=COM.MICROSOFT.CONCAT([.A59];&quot;.&quot;;[.B59];&quot;@academic.ac.uk&quot;)" office:value-type="string" office:string-value="Hazel.Fleming@academic.ac.uk" calcext:value-type="string">
            <text:p>Hazel.Fleming@academic.ac.uk</text:p>
          </table:table-cell>
          <table:table-cell office:value-type="float" office:value="10007817" calcext:value-type="float">
            <text:p>1000781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763 Park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on Canes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WS11 9RH</text:p>
          </table:table-cell>
          <table:table-cell office:value-type="string" calcext:value-type="string">
            <text:p>01823 383806</text:p>
          </table:table-cell>
          <table:table-cell table:formula="of:=COM.MICROSOFT.CONCAT([.A60];&quot;.&quot;;[.B60];&quot;@academic.ac.uk&quot;)" office:value-type="string" office:string-value="Elizabeth.Foster@academic.ac.uk" calcext:value-type="string">
            <text:p>Elizabeth.Foster@academic.ac.uk</text:p>
          </table:table-cell>
          <table:table-cell office:value-type="float" office:value="10001446" calcext:value-type="float">
            <text:p>1000144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mma</text:p>
          </table:table-cell>
          <table:table-cell office:value-type="string" calcext:value-type="string">
            <text:p>Foulkes</text:p>
          </table:table-cell>
          <table:table-cell office:value-type="string" calcext:value-type="string">
            <text:p>662 Grove Par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lwell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6 8RG</text:p>
          </table:table-cell>
          <table:table-cell office:value-type="string" calcext:value-type="string">
            <text:p>01835 634521</text:p>
          </table:table-cell>
          <table:table-cell table:formula="of:=COM.MICROSOFT.CONCAT([.A61];&quot;.&quot;;[.B61];&quot;@academic.ac.uk&quot;)" office:value-type="string" office:string-value="Kamma.Foulkes@academic.ac.uk" calcext:value-type="string">
            <text:p>Kamma.Foulkes@academic.ac.uk</text:p>
          </table:table-cell>
          <table:table-cell office:value-type="float" office:value="10004772" calcext:value-type="float">
            <text:p>1000477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hristopher</text:p>
          </table:table-cell>
          <table:table-cell office:value-type="string" calcext:value-type="string">
            <text:p>Fowler</text:p>
          </table:table-cell>
          <table:table-cell office:value-type="string" calcext:value-type="string">
            <text:p>5410 Law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eorchy Community</text:p>
          </table:table-cell>
          <table:table-cell office:value-type="string" calcext:value-type="string">
            <text:p>Rhondda Cynon Taff</text:p>
          </table:table-cell>
          <table:table-cell office:value-type="string" calcext:value-type="string">
            <text:p>CF42 6PL</text:p>
          </table:table-cell>
          <table:table-cell office:value-type="string" calcext:value-type="string">
            <text:p>01383 647035</text:p>
          </table:table-cell>
          <table:table-cell table:formula="of:=COM.MICROSOFT.CONCAT([.A62];&quot;.&quot;;[.B62];&quot;@academic.ac.uk&quot;)" office:value-type="string" office:string-value="Christopher.Fowler@academic.ac.uk" calcext:value-type="string">
            <text:p>Christopher.Fowler@academic.ac.uk</text:p>
          </table:table-cell>
          <table:table-cell table:style-name="Default" office:value-type="float" office:value="11003648" calcext:value-type="float">
            <text:p>1100364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onnette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3 Augus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ybury and Sheerwater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21 5QL</text:p>
          </table:table-cell>
          <table:table-cell office:value-type="string" calcext:value-type="string">
            <text:p>01670 813697</text:p>
          </table:table-cell>
          <table:table-cell table:formula="of:=COM.MICROSOFT.CONCAT([.A63];&quot;.&quot;;[.B63];&quot;@academic.ac.uk&quot;)" office:value-type="string" office:string-value="Ronnette.Francis@academic.ac.uk" calcext:value-type="string">
            <text:p>Ronnette.Francis@academic.ac.uk</text:p>
          </table:table-cell>
          <table:table-cell table:style-name="Default" office:value-type="float" office:value="11002847" calcext:value-type="float">
            <text:p>1100284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olette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476 Stark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gate Ward</text:p>
          </table:table-cell>
          <table:table-cell office:value-type="string" calcext:value-type="string">
            <text:p>Gloucestershire</text:p>
          </table:table-cell>
          <table:table-cell office:value-type="string" calcext:value-type="string">
            <text:p>GL1 1QW</text:p>
          </table:table-cell>
          <table:table-cell office:value-type="string" calcext:value-type="string">
            <text:p>01472 324699</text:p>
          </table:table-cell>
          <table:table-cell table:formula="of:=COM.MICROSOFT.CONCAT([.A64];&quot;.&quot;;[.B64];&quot;@academic.ac.uk&quot;)" office:value-type="string" office:string-value="Colette.Franklin@academic.ac.uk" calcext:value-type="string">
            <text:p>Colette.Franklin@academic.ac.uk</text:p>
          </table:table-cell>
          <table:table-cell office:value-type="float" office:value="10001919" calcext:value-type="float">
            <text:p>1000191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arol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6448 Tilla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isbrough and Denab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DN12 4JF</text:p>
          </table:table-cell>
          <table:table-cell office:value-type="string" calcext:value-type="string">
            <text:p>01412 528394</text:p>
          </table:table-cell>
          <table:table-cell table:formula="of:=COM.MICROSOFT.CONCAT([.A65];&quot;.&quot;;[.B65];&quot;@academic.ac.uk&quot;)" office:value-type="string" office:string-value="Carol.Freeman@academic.ac.uk" calcext:value-type="string">
            <text:p>Carol.Freeman@academic.ac.uk</text:p>
          </table:table-cell>
          <table:table-cell office:value-type="float" office:value="10007924" calcext:value-type="float">
            <text:p>10007924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3055 Cres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bold and Brownsover Ward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21 1LN</text:p>
          </table:table-cell>
          <table:table-cell office:value-type="string" calcext:value-type="string">
            <text:p>01670 234959</text:p>
          </table:table-cell>
          <table:table-cell table:formula="of:=COM.MICROSOFT.CONCAT([.A66];&quot;.&quot;;[.B66];&quot;@academic.ac.uk&quot;)" office:value-type="string" office:string-value="Craig.Frost@academic.ac.uk" calcext:value-type="string">
            <text:p>Craig.Frost@academic.ac.uk</text:p>
          </table:table-cell>
          <table:table-cell table:style-name="Default" office:value-type="float" office:value="11000813" calcext:value-type="float">
            <text:p>1100081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on</text:p>
          </table:table-cell>
          <table:table-cell office:value-type="string" calcext:value-type="string">
            <text:p>Galloway</text:p>
          </table:table-cell>
          <table:table-cell office:value-type="string" calcext:value-type="string">
            <text:p>7 Jolliff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dlewich</text:p>
          </table:table-cell>
          <table:table-cell office:value-type="string" calcext:value-type="string">
            <text:p>Cheshire</text:p>
          </table:table-cell>
          <table:table-cell office:value-type="string" calcext:value-type="string">
            <text:p>CW10 9GB</text:p>
          </table:table-cell>
          <table:table-cell office:value-type="string" calcext:value-type="string">
            <text:p>01947 566661</text:p>
          </table:table-cell>
          <table:table-cell table:formula="of:=COM.MICROSOFT.CONCAT([.A67];&quot;.&quot;;[.B67];&quot;@academic.ac.uk&quot;)" office:value-type="string" office:string-value="Jon.Galloway@academic.ac.uk" calcext:value-type="string">
            <text:p>Jon.Galloway@academic.ac.uk</text:p>
          </table:table-cell>
          <table:table-cell office:value-type="float" office:value="10002130" calcext:value-type="float">
            <text:p>1000213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Goddard</text:p>
          </table:table-cell>
          <table:table-cell office:value-type="string" calcext:value-type="string">
            <text:p>1175 Grei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ary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5 0ZN</text:p>
          </table:table-cell>
          <table:table-cell office:value-type="string" calcext:value-type="string">
            <text:p>01532 497454</text:p>
          </table:table-cell>
          <table:table-cell table:formula="of:=COM.MICROSOFT.CONCAT([.A68];&quot;.&quot;;[.B68];&quot;@academic.ac.uk&quot;)" office:value-type="string" office:string-value="Jennifer.Goddard@academic.ac.uk" calcext:value-type="string">
            <text:p>Jennifer.Goddard@academic.ac.uk</text:p>
          </table:table-cell>
          <table:table-cell office:value-type="float" office:value="10002370" calcext:value-type="float">
            <text:p>1000237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636 Portland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sham Ward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TS1 4RG</text:p>
          </table:table-cell>
          <table:table-cell office:value-type="string" calcext:value-type="string">
            <text:p>01743 977277</text:p>
          </table:table-cell>
          <table:table-cell table:formula="of:=COM.MICROSOFT.CONCAT([.A69];&quot;.&quot;;[.B69];&quot;@academic.ac.uk&quot;)" office:value-type="string" office:string-value="Ian.Good@academic.ac.uk" calcext:value-type="string">
            <text:p>Ian.Good@academic.ac.uk</text:p>
          </table:table-cell>
          <table:table-cell office:value-type="float" office:value="10007928" calcext:value-type="float">
            <text:p>1000792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Goodwin</text:p>
          </table:table-cell>
          <table:table-cell office:value-type="string" calcext:value-type="string">
            <text:p>41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boroug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IG2 7QG</text:p>
          </table:table-cell>
          <table:table-cell office:value-type="string" calcext:value-type="string">
            <text:p>01599 245408</text:p>
          </table:table-cell>
          <table:table-cell table:formula="of:=COM.MICROSOFT.CONCAT([.A70];&quot;.&quot;;[.B70];&quot;@academic.ac.uk&quot;)" office:value-type="string" office:string-value="Andrew.Goodwin@academic.ac.uk" calcext:value-type="string">
            <text:p>Andrew.Goodwin@academic.ac.uk</text:p>
          </table:table-cell>
          <table:table-cell office:value-type="float" office:value="10002412" calcext:value-type="float">
            <text:p>1000241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odie</text:p>
          </table:table-cell>
          <table:table-cell office:value-type="string" calcext:value-type="string">
            <text:p>Gratton</text:p>
          </table:table-cell>
          <table:table-cell office:value-type="string" calcext:value-type="string">
            <text:p>62 Margare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yal Hospit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3 4ND</text:p>
          </table:table-cell>
          <table:table-cell office:value-type="string" calcext:value-type="string">
            <text:p>01345 400452</text:p>
          </table:table-cell>
          <table:table-cell table:formula="of:=COM.MICROSOFT.CONCAT([.A71];&quot;.&quot;;[.B71];&quot;@academic.ac.uk&quot;)" office:value-type="string" office:string-value="Jodie.Gratton@academic.ac.uk" calcext:value-type="string">
            <text:p>Jodie.Gratton@academic.ac.uk</text:p>
          </table:table-cell>
          <table:table-cell office:value-type="float" office:value="10002638" calcext:value-type="float">
            <text:p>1000263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iane</text:p>
          </table:table-cell>
          <table:table-cell office:value-type="string" calcext:value-type="string">
            <text:p>Grayson</text:p>
          </table:table-cell>
          <table:table-cell office:value-type="string" calcext:value-type="string">
            <text:p>5152 Soph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stock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5 8DS</text:p>
          </table:table-cell>
          <table:table-cell office:value-type="string" calcext:value-type="string">
            <text:p>01655 519837</text:p>
          </table:table-cell>
          <table:table-cell table:formula="of:=COM.MICROSOFT.CONCAT([.A72];&quot;.&quot;;[.B72];&quot;@academic.ac.uk&quot;)" office:value-type="string" office:string-value="Diane.Grayson@academic.ac.uk" calcext:value-type="string">
            <text:p>Diane.Grayson@academic.ac.uk</text:p>
          </table:table-cell>
          <table:table-cell office:value-type="float" office:value="10007938" calcext:value-type="float">
            <text:p>1000793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enn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 Back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nblane and Bridge of Allan W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9 4LD</text:p>
          </table:table-cell>
          <table:table-cell office:value-type="string" calcext:value-type="string">
            <text:p>01837 530939</text:p>
          </table:table-cell>
          <table:table-cell table:formula="of:=COM.MICROSOFT.CONCAT([.A73];&quot;.&quot;;[.B73];&quot;@academic.ac.uk&quot;)" office:value-type="string" office:string-value="Jenny.Green@academic.ac.uk" calcext:value-type="string">
            <text:p>Jenny.Green@academic.ac.uk</text:p>
          </table:table-cell>
          <table:table-cell office:value-type="float" office:value="10002929" calcext:value-type="float">
            <text:p>1000292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icol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9 Gradw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mpshott War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RG22 5HA</text:p>
          </table:table-cell>
          <table:table-cell office:value-type="string" calcext:value-type="string">
            <text:p>01262 808399</text:p>
          </table:table-cell>
          <table:table-cell table:formula="of:=COM.MICROSOFT.CONCAT([.A74];&quot;.&quot;;[.B74];&quot;@academic.ac.uk&quot;)" office:value-type="string" office:string-value="Nicola.Green@academic.ac.uk" calcext:value-type="string">
            <text:p>Nicola.Green@academic.ac.uk</text:p>
          </table:table-cell>
          <table:table-cell table:style-name="Default" office:value-type="float" office:value="11000732" calcext:value-type="float">
            <text:p>1100073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9205 Upper Hi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ty and Hunslet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 5QE</text:p>
          </table:table-cell>
          <table:table-cell office:value-type="string" calcext:value-type="string">
            <text:p>01350 332706</text:p>
          </table:table-cell>
          <table:table-cell table:formula="of:=COM.MICROSOFT.CONCAT([.A75];&quot;.&quot;;[.B75];&quot;@academic.ac.uk&quot;)" office:value-type="string" office:string-value="Nick.Grey@academic.ac.uk" calcext:value-type="string">
            <text:p>Nick.Grey@academic.ac.uk</text:p>
          </table:table-cell>
          <table:table-cell table:style-name="Default" office:value-type="float" office:value="11009254" calcext:value-type="float">
            <text:p>11009254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te</text:p>
          </table:table-cell>
          <table:table-cell office:value-type="string" calcext:value-type="string">
            <text:p>Groves</text:p>
          </table:table-cell>
          <table:table-cell office:value-type="string" calcext:value-type="string">
            <text:p>9 Horat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uckinge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26 2PN</text:p>
          </table:table-cell>
          <table:table-cell office:value-type="string" calcext:value-type="string">
            <text:p>01686 306597</text:p>
          </table:table-cell>
          <table:table-cell table:formula="of:=COM.MICROSOFT.CONCAT([.A76];&quot;.&quot;;[.B76];&quot;@academic.ac.uk&quot;)" office:value-type="string" office:string-value="Kate.Groves@academic.ac.uk" calcext:value-type="string">
            <text:p>Kate.Groves@academic.ac.uk</text:p>
          </table:table-cell>
          <table:table-cell table:style-name="Default" office:value-type="float" office:value="11005738" calcext:value-type="float">
            <text:p>1100573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61 Miriam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Roa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8 9BD</text:p>
          </table:table-cell>
          <table:table-cell office:value-type="string" calcext:value-type="string">
            <text:p>01537 356648</text:p>
          </table:table-cell>
          <table:table-cell table:formula="of:=COM.MICROSOFT.CONCAT([.A77];&quot;.&quot;;[.B77];&quot;@academic.ac.uk&quot;)" office:value-type="string" office:string-value="Mark.Hamilton@academic.ac.uk" calcext:value-type="string">
            <text:p>Mark.Hamilton@academic.ac.uk</text:p>
          </table:table-cell>
          <table:table-cell office:value-type="float" office:value="10004552" calcext:value-type="float">
            <text:p>1000455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osemary</text:p>
          </table:table-cell>
          <table:table-cell office:value-type="string" calcext:value-type="string">
            <text:p>Hancock</text:p>
          </table:table-cell>
          <table:table-cell office:value-type="string" calcext:value-type="string">
            <text:p>67 Pulfo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ittlewel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2 6NL</text:p>
          </table:table-cell>
          <table:table-cell office:value-type="string" calcext:value-type="string">
            <text:p>01388 416867</text:p>
          </table:table-cell>
          <table:table-cell table:formula="of:=COM.MICROSOFT.CONCAT([.A78];&quot;.&quot;;[.B78];&quot;@academic.ac.uk&quot;)" office:value-type="string" office:string-value="Rosemary.Hancock@academic.ac.uk" calcext:value-type="string">
            <text:p>Rosemary.Hancock@academic.ac.uk</text:p>
          </table:table-cell>
          <table:table-cell office:value-type="float" office:value="10004576" calcext:value-type="float">
            <text:p>1000457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te</text:p>
          </table:table-cell>
          <table:table-cell office:value-type="string" calcext:value-type="string">
            <text:p>Harman</text:p>
          </table:table-cell>
          <table:table-cell office:value-type="string" calcext:value-type="string">
            <text:p>821 Pembrok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rkby Stephen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17 4RZ</text:p>
          </table:table-cell>
          <table:table-cell office:value-type="string" calcext:value-type="string">
            <text:p>01589 654152</text:p>
          </table:table-cell>
          <table:table-cell table:formula="of:=COM.MICROSOFT.CONCAT([.A79];&quot;.&quot;;[.B79];&quot;@academic.ac.uk&quot;)" office:value-type="string" office:string-value="Kate.Harman@academic.ac.uk" calcext:value-type="string">
            <text:p>Kate.Harman@academic.ac.uk</text:p>
          </table:table-cell>
          <table:table-cell table:style-name="Default" office:value-type="float" office:value="11003827" calcext:value-type="float">
            <text:p>1100382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Wendy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3 Al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ton Park Ward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2 9AW</text:p>
          </table:table-cell>
          <table:table-cell office:value-type="string" calcext:value-type="string">
            <text:p>01780 704167</text:p>
          </table:table-cell>
          <table:table-cell table:formula="of:=COM.MICROSOFT.CONCAT([.A80];&quot;.&quot;;[.B80];&quot;@academic.ac.uk&quot;)" office:value-type="string" office:string-value="Wendy.Harris@academic.ac.uk" calcext:value-type="string">
            <text:p>Wendy.Harris@academic.ac.uk</text:p>
          </table:table-cell>
          <table:table-cell table:style-name="Default" office:value-type="float" office:value="11005483" calcext:value-type="float">
            <text:p>1100548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80 Morecamb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shop Aucklan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4 6NG</text:p>
          </table:table-cell>
          <table:table-cell office:value-type="string" calcext:value-type="string">
            <text:p>01355 192668</text:p>
          </table:table-cell>
          <table:table-cell table:formula="of:=COM.MICROSOFT.CONCAT([.A81];&quot;.&quot;;[.B81];&quot;@academic.ac.uk&quot;)" office:value-type="string" office:string-value="Steven.Hay@academic.ac.uk" calcext:value-type="string">
            <text:p>Steven.Hay@academic.ac.uk</text:p>
          </table:table-cell>
          <table:table-cell table:style-name="Default" office:value-type="float" office:value="11005398" calcext:value-type="float">
            <text:p>1100539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hyllis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7866 Renshaw St #28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lmouth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4QQ</text:p>
          </table:table-cell>
          <table:table-cell office:value-type="string" calcext:value-type="string">
            <text:p>01823 526645</text:p>
          </table:table-cell>
          <table:table-cell table:formula="of:=COM.MICROSOFT.CONCAT([.A82];&quot;.&quot;;[.B82];&quot;@academic.ac.uk&quot;)" office:value-type="string" office:string-value="Phyllis.Heath@academic.ac.uk" calcext:value-type="string">
            <text:p>Phyllis.Heath@academic.ac.uk</text:p>
          </table:table-cell>
          <table:table-cell office:value-type="float" office:value="10005072" calcext:value-type="float">
            <text:p>1000507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658 Lak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lmesbury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6 0XZ</text:p>
          </table:table-cell>
          <table:table-cell office:value-type="string" calcext:value-type="string">
            <text:p>01777 469402</text:p>
          </table:table-cell>
          <table:table-cell table:formula="of:=COM.MICROSOFT.CONCAT([.A83];&quot;.&quot;;[.B83];&quot;@academic.ac.uk&quot;)" office:value-type="string" office:string-value="Stephanie.Hill@academic.ac.uk" calcext:value-type="string">
            <text:p>Stephanie.Hill@academic.ac.uk</text:p>
          </table:table-cell>
          <table:table-cell office:value-type="float" office:value="10005206" calcext:value-type="float">
            <text:p>1000520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5382 Redf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En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1J 0QH</text:p>
          </table:table-cell>
          <table:table-cell office:value-type="string" calcext:value-type="string">
            <text:p>01961 642757</text:p>
          </table:table-cell>
          <table:table-cell table:formula="of:=COM.MICROSOFT.CONCAT([.A84];&quot;.&quot;;[.B84];&quot;@academic.ac.uk&quot;)" office:value-type="string" office:string-value="Jennifer.Hill@academic.ac.uk" calcext:value-type="string">
            <text:p>Jennifer.Hill@academic.ac.uk</text:p>
          </table:table-cell>
          <table:table-cell office:value-type="float" office:value="10005575" calcext:value-type="float">
            <text:p>10005575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Hobbs</text:p>
          </table:table-cell>
          <table:table-cell office:value-type="string" calcext:value-type="string">
            <text:p>45 Bidder St #3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wn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N1 3HT</text:p>
          </table:table-cell>
          <table:table-cell office:value-type="string" calcext:value-type="string">
            <text:p>01367 136951</text:p>
          </table:table-cell>
          <table:table-cell table:formula="of:=COM.MICROSOFT.CONCAT([.A85];&quot;.&quot;;[.B85];&quot;@academic.ac.uk&quot;)" office:value-type="string" office:string-value="Charlotte.Hobbs@academic.ac.uk" calcext:value-type="string">
            <text:p>Charlotte.Hobbs@academic.ac.uk</text:p>
          </table:table-cell>
          <table:table-cell table:style-name="Default" office:value-type="float" office:value="11009090" calcext:value-type="float">
            <text:p>1100909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6766 Britton St #3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mpt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3EX</text:p>
          </table:table-cell>
          <table:table-cell office:value-type="string" calcext:value-type="string">
            <text:p>01912 749219</text:p>
          </table:table-cell>
          <table:table-cell table:formula="of:=COM.MICROSOFT.CONCAT([.A86];&quot;.&quot;;[.B86];&quot;@academic.ac.uk&quot;)" office:value-type="string" office:string-value="Elizabeth.Hodgson@academic.ac.uk" calcext:value-type="string">
            <text:p>Elizabeth.Hodgson@academic.ac.uk</text:p>
          </table:table-cell>
          <table:table-cell office:value-type="float" office:value="10005669" calcext:value-type="float">
            <text:p>1000566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7 Lea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u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GU32 3PQ</text:p>
          </table:table-cell>
          <table:table-cell office:value-type="string" calcext:value-type="string">
            <text:p>01779 720349</text:p>
          </table:table-cell>
          <table:table-cell table:formula="of:=COM.MICROSOFT.CONCAT([.A87];&quot;.&quot;;[.B87];&quot;@academic.ac.uk&quot;)" office:value-type="string" office:string-value="Allison.Holder@academic.ac.uk" calcext:value-type="string">
            <text:p>Allison.Holder@academic.ac.uk</text:p>
          </table:table-cell>
          <table:table-cell office:value-type="float" office:value="10005687" calcext:value-type="float">
            <text:p>1000568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2577 Toxteth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ver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6 7UN</text:p>
          </table:table-cell>
          <table:table-cell office:value-type="string" calcext:value-type="string">
            <text:p>01527 579687</text:p>
          </table:table-cell>
          <table:table-cell table:formula="of:=COM.MICROSOFT.CONCAT([.A88];&quot;.&quot;;[.B88];&quot;@academic.ac.uk&quot;)" office:value-type="string" office:string-value="Steven.Holmes@academic.ac.uk" calcext:value-type="string">
            <text:p>Steven.Holmes@academic.ac.uk</text:p>
          </table:table-cell>
          <table:table-cell office:value-type="float" office:value="10005810" calcext:value-type="float">
            <text:p>1000581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761 Cockerell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way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11 0HE</text:p>
          </table:table-cell>
          <table:table-cell office:value-type="string" calcext:value-type="string">
            <text:p>01927 790069</text:p>
          </table:table-cell>
          <table:table-cell table:formula="of:=COM.MICROSOFT.CONCAT([.A89];&quot;.&quot;;[.B89];&quot;@academic.ac.uk&quot;)" office:value-type="string" office:string-value="Joy.Hopkins@academic.ac.uk" calcext:value-type="string">
            <text:p>Joy.Hopkins@academic.ac.uk</text:p>
          </table:table-cell>
          <table:table-cell office:value-type="float" office:value="10036413" calcext:value-type="float">
            <text:p>1003641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erek</text:p>
          </table:table-cell>
          <table:table-cell office:value-type="string" calcext:value-type="string">
            <text:p>Horner</text:p>
          </table:table-cell>
          <table:table-cell office:value-type="string" calcext:value-type="string">
            <text:p>9 Cypres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shington East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8 9AQ</text:p>
          </table:table-cell>
          <table:table-cell office:value-type="string" calcext:value-type="string">
            <text:p>01753 784273</text:p>
          </table:table-cell>
          <table:table-cell table:formula="of:=COM.MICROSOFT.CONCAT([.A90];&quot;.&quot;;[.B90];&quot;@academic.ac.uk&quot;)" office:value-type="string" office:string-value="Derek.Horner@academic.ac.uk" calcext:value-type="string">
            <text:p>Derek.Horner@academic.ac.uk</text:p>
          </table:table-cell>
          <table:table-cell office:value-type="float" office:value="10006378" calcext:value-type="float">
            <text:p>1000637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ohanna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6 Romill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kergat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6 4YH</text:p>
          </table:table-cell>
          <table:table-cell office:value-type="string" calcext:value-type="string">
            <text:p>01312 233253</text:p>
          </table:table-cell>
          <table:table-cell table:formula="of:=COM.MICROSOFT.CONCAT([.A91];&quot;.&quot;;[.B91];&quot;@academic.ac.uk&quot;)" office:value-type="string" office:string-value="Johanna.Hugo@academic.ac.uk" calcext:value-type="string">
            <text:p>Johanna.Hugo@academic.ac.uk</text:p>
          </table:table-cell>
          <table:table-cell office:value-type="float" office:value="10006398" calcext:value-type="float">
            <text:p>1000639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51 St Anne St #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atfield Mortimer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3RA</text:p>
          </table:table-cell>
          <table:table-cell office:value-type="string" calcext:value-type="string">
            <text:p>01241 273991</text:p>
          </table:table-cell>
          <table:table-cell table:formula="of:=COM.MICROSOFT.CONCAT([.A92];&quot;.&quot;;[.B92];&quot;@academic.ac.uk&quot;)" office:value-type="string" office:string-value="Gary.Hutchinson@academic.ac.uk" calcext:value-type="string">
            <text:p>Gary.Hutchinson@academic.ac.uk</text:p>
          </table:table-cell>
          <table:table-cell office:value-type="float" office:value="10001550" calcext:value-type="float">
            <text:p>1000155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hristopher</text:p>
          </table:table-cell>
          <table:table-cell office:value-type="string" calcext:value-type="string">
            <text:p>Jarvis</text:p>
          </table:table-cell>
          <table:table-cell office:value-type="string" calcext:value-type="string">
            <text:p>823 Idri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lston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16 5LG</text:p>
          </table:table-cell>
          <table:table-cell office:value-type="string" calcext:value-type="string">
            <text:p>01898 134749</text:p>
          </table:table-cell>
          <table:table-cell table:formula="of:=COM.MICROSOFT.CONCAT([.A93];&quot;.&quot;;[.B93];&quot;@academic.ac.uk&quot;)" office:value-type="string" office:string-value="Christopher.Jarvis@academic.ac.uk" calcext:value-type="string">
            <text:p>Christopher.Jarvis@academic.ac.uk</text:p>
          </table:table-cell>
          <table:table-cell table:style-name="Default" office:value-type="float" office:value="11001237" calcext:value-type="float">
            <text:p>1100123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enelop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8764 Nickleby St #87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ovan Ward</text:p>
          </table:table-cell>
          <table:table-cell office:value-type="string" calcext:value-type="string">
            <text:p>Glasgow City</text:p>
          </table:table-cell>
          <table:table-cell office:value-type="string" calcext:value-type="string">
            <text:p>G51 1BQ</text:p>
          </table:table-cell>
          <table:table-cell office:value-type="string" calcext:value-type="string">
            <text:p>01478 110943</text:p>
          </table:table-cell>
          <table:table-cell table:formula="of:=COM.MICROSOFT.CONCAT([.A94];&quot;.&quot;;[.B94];&quot;@academic.ac.uk&quot;)" office:value-type="string" office:string-value="Penelope.Jones@academic.ac.uk" calcext:value-type="string">
            <text:p>Penelope.Jones@academic.ac.uk</text:p>
          </table:table-cell>
          <table:table-cell table:style-name="Default" office:value-type="float" office:value="11000236" calcext:value-type="float">
            <text:p>1100023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Kearney</text:p>
          </table:table-cell>
          <table:table-cell office:value-type="string" calcext:value-type="string">
            <text:p>5344 Bengel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lwal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4 5DR</text:p>
          </table:table-cell>
          <table:table-cell office:value-type="string" calcext:value-type="string">
            <text:p>01402 733903</text:p>
          </table:table-cell>
          <table:table-cell table:formula="of:=COM.MICROSOFT.CONCAT([.A95];&quot;.&quot;;[.B95];&quot;@academic.ac.uk&quot;)" office:value-type="string" office:string-value="Maria.Kearney@academic.ac.uk" calcext:value-type="string">
            <text:p>Maria.Kearney@academic.ac.uk</text:p>
          </table:table-cell>
          <table:table-cell office:value-type="float" office:value="10007063" calcext:value-type="float">
            <text:p>1000706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8880 Great Howard St #77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fton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29 7WD</text:p>
          </table:table-cell>
          <table:table-cell office:value-type="string" calcext:value-type="string">
            <text:p>01358 446391</text:p>
          </table:table-cell>
          <table:table-cell table:formula="of:=COM.MICROSOFT.CONCAT([.A96];&quot;.&quot;;[.B96];&quot;@academic.ac.uk&quot;)" office:value-type="string" office:string-value="Mary.Kelly@academic.ac.uk" calcext:value-type="string">
            <text:p>Mary.Kelly@academic.ac.uk</text:p>
          </table:table-cell>
          <table:table-cell office:value-type="float" office:value="10000712" calcext:value-type="float">
            <text:p>1000071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leem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9 Oakleig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cing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5 9BN</text:p>
          </table:table-cell>
          <table:table-cell office:value-type="string" calcext:value-type="string">
            <text:p>01448 211489</text:p>
          </table:table-cell>
          <table:table-cell table:formula="of:=COM.MICROSOFT.CONCAT([.A97];&quot;.&quot;;[.B97];&quot;@academic.ac.uk&quot;)" office:value-type="string" office:string-value="Kaleem.Khan@academic.ac.uk" calcext:value-type="string">
            <text:p>Kaleem.Khan@academic.ac.uk</text:p>
          </table:table-cell>
          <table:table-cell table:style-name="Default" office:value-type="float" office:value="11004378" calcext:value-type="float">
            <text:p>1100437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akiel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83 Denbigh St Boot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luvia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3 7AZ</text:p>
          </table:table-cell>
          <table:table-cell office:value-type="string" calcext:value-type="string">
            <text:p>01462 474800</text:p>
          </table:table-cell>
          <table:table-cell table:formula="of:=COM.MICROSOFT.CONCAT([.A98];&quot;.&quot;;[.B98];&quot;@academic.ac.uk&quot;)" office:value-type="string" office:string-value="Shakiel.Khan@academic.ac.uk" calcext:value-type="string">
            <text:p>Shakiel.Khan@academic.ac.uk</text:p>
          </table:table-cell>
          <table:table-cell office:value-type="float" office:value="10007315" calcext:value-type="float">
            <text:p>10007315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Zaibunisa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30 Augh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4 2RR</text:p>
          </table:table-cell>
          <table:table-cell office:value-type="string" calcext:value-type="string">
            <text:p>01240 600327</text:p>
          </table:table-cell>
          <table:table-cell table:formula="of:=COM.MICROSOFT.CONCAT([.A99];&quot;.&quot;;[.B99];&quot;@academic.ac.uk&quot;)" office:value-type="string" office:string-value="Zaibunisa.Khan@academic.ac.uk" calcext:value-type="string">
            <text:p>Zaibunisa.Khan@academic.ac.uk</text:p>
          </table:table-cell>
          <table:table-cell table:style-name="Default" office:value-type="float" office:value="11002387" calcext:value-type="float">
            <text:p>1100238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san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260 Sax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okland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3 4BP</text:p>
          </table:table-cell>
          <table:table-cell office:value-type="string" calcext:value-type="string">
            <text:p>01537 525550</text:p>
          </table:table-cell>
          <table:table-cell table:formula="of:=COM.MICROSOFT.CONCAT([.A100];&quot;.&quot;;[.B100];&quot;@academic.ac.uk&quot;)" office:value-type="string" office:string-value="Susan.Kitchen@academic.ac.uk" calcext:value-type="string">
            <text:p>Susan.Kitchen@academic.ac.uk</text:p>
          </table:table-cell>
          <table:table-cell office:value-type="float" office:value="10007459" calcext:value-type="float">
            <text:p>1000745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te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3 Pyram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WA10 3BW</text:p>
          </table:table-cell>
          <table:table-cell office:value-type="string" calcext:value-type="string">
            <text:p>01546 942059</text:p>
          </table:table-cell>
          <table:table-cell table:formula="of:=COM.MICROSOFT.CONCAT([.A101];&quot;.&quot;;[.B101];&quot;@academic.ac.uk&quot;)" office:value-type="string" office:string-value="Kate.Knowles@academic.ac.uk" calcext:value-type="string">
            <text:p>Kate.Knowles@academic.ac.uk</text:p>
          </table:table-cell>
          <table:table-cell office:value-type="float" office:value="10007709" calcext:value-type="float">
            <text:p>1000770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37 Langham St #9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eorges Hill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KT13 0AZ</text:p>
          </table:table-cell>
          <table:table-cell office:value-type="string" calcext:value-type="string">
            <text:p>01704 508066</text:p>
          </table:table-cell>
          <table:table-cell table:formula="of:=COM.MICROSOFT.CONCAT([.A102];&quot;.&quot;;[.B102];&quot;@academic.ac.uk&quot;)" office:value-type="string" office:string-value="Gary.Lever@academic.ac.uk" calcext:value-type="string">
            <text:p>Gary.Lever@academic.ac.uk</text:p>
          </table:table-cell>
          <table:table-cell office:value-type="float" office:value="10000080" calcext:value-type="float">
            <text:p>1000008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94 Villar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uncell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EX23 9LG</text:p>
          </table:table-cell>
          <table:table-cell office:value-type="string" calcext:value-type="string">
            <text:p>01560 328739</text:p>
          </table:table-cell>
          <table:table-cell table:formula="of:=COM.MICROSOFT.CONCAT([.A103];&quot;.&quot;;[.B103];&quot;@academic.ac.uk&quot;)" office:value-type="string" office:string-value="David.Lewis@academic.ac.uk" calcext:value-type="string">
            <text:p>David.Lewis@academic.ac.uk</text:p>
          </table:table-cell>
          <table:table-cell office:value-type="float" office:value="10000536" calcext:value-type="float">
            <text:p>1000053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aye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73 Haw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nfrew South &amp; Gallowhill War</text:p>
          </table:table-cell>
          <table:table-cell office:value-type="string" calcext:value-type="string">
            <text:p>Dunbartonshire</text:p>
          </table:table-cell>
          <table:table-cell office:value-type="string" calcext:value-type="string">
            <text:p>G52 4YG</text:p>
          </table:table-cell>
          <table:table-cell office:value-type="string" calcext:value-type="string">
            <text:p>01860 191930</text:p>
          </table:table-cell>
          <table:table-cell table:formula="of:=COM.MICROSOFT.CONCAT([.A104];&quot;.&quot;;[.B104];&quot;@academic.ac.uk&quot;)" office:value-type="string" office:string-value="Gaye.Lord@academic.ac.uk" calcext:value-type="string">
            <text:p>Gaye.Lord@academic.ac.uk</text:p>
          </table:table-cell>
          <table:table-cell office:value-type="float" office:value="10000612" calcext:value-type="float">
            <text:p>1000061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rett</text:p>
          </table:table-cell>
          <table:table-cell office:value-type="string" calcext:value-type="string">
            <text:p>Lovett</text:p>
          </table:table-cell>
          <table:table-cell office:value-type="string" calcext:value-type="string">
            <text:p>123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Bridg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PY</text:p>
          </table:table-cell>
          <table:table-cell office:value-type="string" calcext:value-type="string">
            <text:p>01457 837447</text:p>
          </table:table-cell>
          <table:table-cell table:formula="of:=COM.MICROSOFT.CONCAT([.A105];&quot;.&quot;;[.B105];&quot;@academic.ac.uk&quot;)" office:value-type="string" office:string-value="Brett.Lovett@academic.ac.uk" calcext:value-type="string">
            <text:p>Brett.Lovett@academic.ac.uk</text:p>
          </table:table-cell>
          <table:table-cell office:value-type="float" office:value="10000721" calcext:value-type="float">
            <text:p>10000721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484 Barr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ney Row War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H4 7RG</text:p>
          </table:table-cell>
          <table:table-cell office:value-type="string" calcext:value-type="string">
            <text:p>01931 620849</text:p>
          </table:table-cell>
          <table:table-cell table:formula="of:=COM.MICROSOFT.CONCAT([.A106];&quot;.&quot;;[.B106];&quot;@academic.ac.uk&quot;)" office:value-type="string" office:string-value="John.Lynch@academic.ac.uk" calcext:value-type="string">
            <text:p>John.Lynch@academic.ac.uk</text:p>
          </table:table-cell>
          <table:table-cell office:value-type="float" office:value="10000754" calcext:value-type="float">
            <text:p>10000754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Malone</text:p>
          </table:table-cell>
          <table:table-cell office:value-type="string" calcext:value-type="string">
            <text:p>7033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ntre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NR20 5NQ</text:p>
          </table:table-cell>
          <table:table-cell office:value-type="string" calcext:value-type="string">
            <text:p>01337 695353</text:p>
          </table:table-cell>
          <table:table-cell table:formula="of:=COM.MICROSOFT.CONCAT([.A107];&quot;.&quot;;[.B107];&quot;@academic.ac.uk&quot;)" office:value-type="string" office:string-value="Peter.Malone@academic.ac.uk" calcext:value-type="string">
            <text:p>Peter.Malone@academic.ac.uk</text:p>
          </table:table-cell>
          <table:table-cell office:value-type="float" office:value="10000878" calcext:value-type="float">
            <text:p>1000087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33 Vip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hall Farm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HP2 7JP</text:p>
          </table:table-cell>
          <table:table-cell office:value-type="string" calcext:value-type="string">
            <text:p>01413 348876</text:p>
          </table:table-cell>
          <table:table-cell table:formula="of:=COM.MICROSOFT.CONCAT([.A108];&quot;.&quot;;[.B108];&quot;@academic.ac.uk&quot;)" office:value-type="string" office:string-value="Trevor.Mansfield@academic.ac.uk" calcext:value-type="string">
            <text:p>Trevor.Mansfield@academic.ac.uk</text:p>
          </table:table-cell>
          <table:table-cell office:value-type="float" office:value="10001165" calcext:value-type="float">
            <text:p>10001165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nabel</text:p>
          </table:table-cell>
          <table:table-cell office:value-type="string" calcext:value-type="string">
            <text:p>Marsh</text:p>
          </table:table-cell>
          <table:table-cell office:value-type="string" calcext:value-type="string">
            <text:p>85 Her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nhop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3 2TZ</text:p>
          </table:table-cell>
          <table:table-cell office:value-type="string" calcext:value-type="string">
            <text:p>01632 887825</text:p>
          </table:table-cell>
          <table:table-cell table:formula="of:=COM.MICROSOFT.CONCAT([.A109];&quot;.&quot;;[.B109];&quot;@academic.ac.uk&quot;)" office:value-type="string" office:string-value="Annabel.Marsh@academic.ac.uk" calcext:value-type="string">
            <text:p>Annabel.Marsh@academic.ac.uk</text:p>
          </table:table-cell>
          <table:table-cell office:value-type="float" office:value="10007817" calcext:value-type="float">
            <text:p>1000781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77 Reading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Tawt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20 2TR</text:p>
          </table:table-cell>
          <table:table-cell office:value-type="string" calcext:value-type="string">
            <text:p>01235 173362</text:p>
          </table:table-cell>
          <table:table-cell table:formula="of:=COM.MICROSOFT.CONCAT([.A110];&quot;.&quot;;[.B110];&quot;@academic.ac.uk&quot;)" office:value-type="string" office:string-value="Catherine.Marshall@academic.ac.uk" calcext:value-type="string">
            <text:p>Catherine.Marshall@academic.ac.uk</text:p>
          </table:table-cell>
          <table:table-cell office:value-type="float" office:value="10001446" calcext:value-type="float">
            <text:p>1000144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274 Altcar A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tterick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DL10 7NU</text:p>
          </table:table-cell>
          <table:table-cell office:value-type="string" calcext:value-type="string">
            <text:p>01555 550015</text:p>
          </table:table-cell>
          <table:table-cell table:formula="of:=COM.MICROSOFT.CONCAT([.A111];&quot;.&quot;;[.B111];&quot;@academic.ac.uk&quot;)" office:value-type="string" office:string-value="Emma.Matthews@academic.ac.uk" calcext:value-type="string">
            <text:p>Emma.Matthews@academic.ac.uk</text:p>
          </table:table-cell>
          <table:table-cell office:value-type="float" office:value="10004772" calcext:value-type="float">
            <text:p>1000477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oyce</text:p>
          </table:table-cell>
          <table:table-cell office:value-type="string" calcext:value-type="string">
            <text:p>Mayers</text:p>
          </table:table-cell>
          <table:table-cell office:value-type="string" calcext:value-type="string">
            <text:p>38 Avondale Rd #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mersdon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BA3 5SJ</text:p>
          </table:table-cell>
          <table:table-cell office:value-type="string" calcext:value-type="string">
            <text:p>01756 678490</text:p>
          </table:table-cell>
          <table:table-cell table:formula="of:=COM.MICROSOFT.CONCAT([.A112];&quot;.&quot;;[.B112];&quot;@academic.ac.uk&quot;)" office:value-type="string" office:string-value="Joyce.Mayers@academic.ac.uk" calcext:value-type="string">
            <text:p>Joyce.Mayers@academic.ac.uk</text:p>
          </table:table-cell>
          <table:table-cell table:style-name="Default" office:value-type="float" office:value="11003648" calcext:value-type="float">
            <text:p>1100364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oyce</text:p>
          </table:table-cell>
          <table:table-cell office:value-type="string" calcext:value-type="string">
            <text:p>McCormick</text:p>
          </table:table-cell>
          <table:table-cell office:value-type="string" calcext:value-type="string">
            <text:p>4679 Curz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5 0SJ</text:p>
          </table:table-cell>
          <table:table-cell office:value-type="string" calcext:value-type="string">
            <text:p>01354 864473</text:p>
          </table:table-cell>
          <table:table-cell table:formula="of:=COM.MICROSOFT.CONCAT([.A113];&quot;.&quot;;[.B113];&quot;@academic.ac.uk&quot;)" office:value-type="string" office:string-value="Joyce.McCormick@academic.ac.uk" calcext:value-type="string">
            <text:p>Joyce.McCormick@academic.ac.uk</text:p>
          </table:table-cell>
          <table:table-cell table:style-name="Default" office:value-type="float" office:value="11002847" calcext:value-type="float">
            <text:p>1100284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13 Nels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lwood Ward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BS4 1HT</text:p>
          </table:table-cell>
          <table:table-cell office:value-type="string" calcext:value-type="string">
            <text:p>01676 780022</text:p>
          </table:table-cell>
          <table:table-cell table:formula="of:=COM.MICROSOFT.CONCAT([.A114];&quot;.&quot;;[.B114];&quot;@academic.ac.uk&quot;)" office:value-type="string" office:string-value="James.McDonald@academic.ac.uk" calcext:value-type="string">
            <text:p>James.McDonald@academic.ac.uk</text:p>
          </table:table-cell>
          <table:table-cell office:value-type="float" office:value="10001919" calcext:value-type="float">
            <text:p>1000191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enny</text:p>
          </table:table-cell>
          <table:table-cell office:value-type="string" calcext:value-type="string">
            <text:p>McDowell</text:p>
          </table:table-cell>
          <table:table-cell office:value-type="string" calcext:value-type="string">
            <text:p>2546 Hun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Buchan Ward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53 6YD</text:p>
          </table:table-cell>
          <table:table-cell office:value-type="string" calcext:value-type="string">
            <text:p>01712 978062</text:p>
          </table:table-cell>
          <table:table-cell table:formula="of:=COM.MICROSOFT.CONCAT([.A115];&quot;.&quot;;[.B115];&quot;@academic.ac.uk&quot;)" office:value-type="string" office:string-value="Jenny.McDowell@academic.ac.uk" calcext:value-type="string">
            <text:p>Jenny.McDowell@academic.ac.uk</text:p>
          </table:table-cell>
          <table:table-cell office:value-type="float" office:value="10007924" calcext:value-type="float">
            <text:p>10007924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onor</text:p>
          </table:table-cell>
          <table:table-cell office:value-type="string" calcext:value-type="string">
            <text:p>McGinn</text:p>
          </table:table-cell>
          <table:table-cell office:value-type="string" calcext:value-type="string">
            <text:p>77 Mason St #6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mallbridge and Firgrov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6 3AW</text:p>
          </table:table-cell>
          <table:table-cell office:value-type="string" calcext:value-type="string">
            <text:p>01224 605237</text:p>
          </table:table-cell>
          <table:table-cell table:formula="of:=COM.MICROSOFT.CONCAT([.A116];&quot;.&quot;;[.B116];&quot;@academic.ac.uk&quot;)" office:value-type="string" office:string-value="Conor.McGinn@academic.ac.uk" calcext:value-type="string">
            <text:p>Conor.McGinn@academic.ac.uk</text:p>
          </table:table-cell>
          <table:table-cell table:style-name="Default" office:value-type="float" office:value="11000813" calcext:value-type="float">
            <text:p>1100081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McGuire</text:p>
          </table:table-cell>
          <table:table-cell office:value-type="string" calcext:value-type="string">
            <text:p>94 Wake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venham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CO10 9PU</text:p>
          </table:table-cell>
          <table:table-cell office:value-type="string" calcext:value-type="string">
            <text:p>01378 234592</text:p>
          </table:table-cell>
          <table:table-cell table:formula="of:=COM.MICROSOFT.CONCAT([.A117];&quot;.&quot;;[.B117];&quot;@academic.ac.uk&quot;)" office:value-type="string" office:string-value="Paul.McGuire@academic.ac.uk" calcext:value-type="string">
            <text:p>Paul.McGuire@academic.ac.uk</text:p>
          </table:table-cell>
          <table:table-cell office:value-type="float" office:value="10002130" calcext:value-type="float">
            <text:p>1000213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ail</text:p>
          </table:table-cell>
          <table:table-cell office:value-type="string" calcext:value-type="string">
            <text:p>McIntyre</text:p>
          </table:table-cell>
          <table:table-cell office:value-type="string" calcext:value-type="string">
            <text:p>529 Stalmine Rd #36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ffron Walden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B11 4DJ</text:p>
          </table:table-cell>
          <table:table-cell office:value-type="string" calcext:value-type="string">
            <text:p>01807 346103</text:p>
          </table:table-cell>
          <table:table-cell table:formula="of:=COM.MICROSOFT.CONCAT([.A118];&quot;.&quot;;[.B118];&quot;@academic.ac.uk&quot;)" office:value-type="string" office:string-value="Gail.McIntyre@academic.ac.uk" calcext:value-type="string">
            <text:p>Gail.McIntyre@academic.ac.uk</text:p>
          </table:table-cell>
          <table:table-cell office:value-type="float" office:value="10002370" calcext:value-type="float">
            <text:p>1000237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McKendrick</text:p>
          </table:table-cell>
          <table:table-cell office:value-type="string" calcext:value-type="string">
            <text:p>52 Morningside Rd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lybebyll Community</text:p>
          </table:table-cell>
          <table:table-cell office:value-type="string" calcext:value-type="string">
            <text:p>Neath Port Talbot</text:p>
          </table:table-cell>
          <table:table-cell office:value-type="string" calcext:value-type="string">
            <text:p>SA8 3HE</text:p>
          </table:table-cell>
          <table:table-cell office:value-type="string" calcext:value-type="string">
            <text:p>01295 678319</text:p>
          </table:table-cell>
          <table:table-cell table:formula="of:=COM.MICROSOFT.CONCAT([.A119];&quot;.&quot;;[.B119];&quot;@academic.ac.uk&quot;)" office:value-type="string" office:string-value="Emma.McKendrick@academic.ac.uk" calcext:value-type="string">
            <text:p>Emma.McKendrick@academic.ac.uk</text:p>
          </table:table-cell>
          <table:table-cell office:value-type="float" office:value="10007928" calcext:value-type="float">
            <text:p>1000792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odger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94 En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rch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7 9BG</text:p>
          </table:table-cell>
          <table:table-cell office:value-type="string" calcext:value-type="string">
            <text:p>01333 642646</text:p>
          </table:table-cell>
          <table:table-cell table:formula="of:=COM.MICROSOFT.CONCAT([.A120];&quot;.&quot;;[.B120];&quot;@academic.ac.uk&quot;)" office:value-type="string" office:string-value="Rodger.McMillan@academic.ac.uk" calcext:value-type="string">
            <text:p>Rodger.McMillan@academic.ac.uk</text:p>
          </table:table-cell>
          <table:table-cell office:value-type="float" office:value="10002412" calcext:value-type="float">
            <text:p>1000241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661 Great Crossh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rth Ward</text:p>
          </table:table-cell>
          <table:table-cell office:value-type="string" calcext:value-type="string">
            <text:p>City of Edinburgh</text:p>
          </table:table-cell>
          <table:table-cell office:value-type="string" calcext:value-type="string">
            <text:p>EH5 2LR</text:p>
          </table:table-cell>
          <table:table-cell office:value-type="string" calcext:value-type="string">
            <text:p>01936 611490</text:p>
          </table:table-cell>
          <table:table-cell table:formula="of:=COM.MICROSOFT.CONCAT([.A121];&quot;.&quot;;[.B121];&quot;@academic.ac.uk&quot;)" office:value-type="string" office:string-value="Laura.Meier@academic.ac.uk" calcext:value-type="string">
            <text:p>Laura.Meier@academic.ac.uk</text:p>
          </table:table-cell>
          <table:table-cell office:value-type="float" office:value="10002638" calcext:value-type="float">
            <text:p>1000263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Melling</text:p>
          </table:table-cell>
          <table:table-cell office:value-type="string" calcext:value-type="string">
            <text:p>227 Albert Terr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veder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DA17 6EF</text:p>
          </table:table-cell>
          <table:table-cell office:value-type="string" calcext:value-type="string">
            <text:p>01536 639256</text:p>
          </table:table-cell>
          <table:table-cell table:formula="of:=COM.MICROSOFT.CONCAT([.A122];&quot;.&quot;;[.B122];&quot;@academic.ac.uk&quot;)" office:value-type="string" office:string-value="Andrew.Melling@academic.ac.uk" calcext:value-type="string">
            <text:p>Andrew.Melling@academic.ac.uk</text:p>
          </table:table-cell>
          <table:table-cell office:value-type="float" office:value="10007938" calcext:value-type="float">
            <text:p>1000793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hillip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464 Back Nile St #6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cton Centr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3 6QJ</text:p>
          </table:table-cell>
          <table:table-cell office:value-type="string" calcext:value-type="string">
            <text:p>01728 100333</text:p>
          </table:table-cell>
          <table:table-cell table:formula="of:=COM.MICROSOFT.CONCAT([.A123];&quot;.&quot;;[.B123];&quot;@academic.ac.uk&quot;)" office:value-type="string" office:string-value="Phillip.Miller@academic.ac.uk" calcext:value-type="string">
            <text:p>Phillip.Miller@academic.ac.uk</text:p>
          </table:table-cell>
          <table:table-cell office:value-type="float" office:value="10002929" calcext:value-type="float">
            <text:p>1000292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Millington</text:p>
          </table:table-cell>
          <table:table-cell office:value-type="string" calcext:value-type="string">
            <text:p>42 Eastwo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ton Ward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PE4 6HB</text:p>
          </table:table-cell>
          <table:table-cell office:value-type="string" calcext:value-type="string">
            <text:p>01996 854517</text:p>
          </table:table-cell>
          <table:table-cell table:formula="of:=COM.MICROSOFT.CONCAT([.A124];&quot;.&quot;;[.B124];&quot;@academic.ac.uk&quot;)" office:value-type="string" office:string-value="John.Millington@academic.ac.uk" calcext:value-type="string">
            <text:p>John.Millington@academic.ac.uk</text:p>
          </table:table-cell>
          <table:table-cell table:style-name="Default" office:value-type="float" office:value="11000732" calcext:value-type="float">
            <text:p>1100073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icholas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2877 Grai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versham Ward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4 5DE</text:p>
          </table:table-cell>
          <table:table-cell office:value-type="string" calcext:value-type="string">
            <text:p>01773 139510</text:p>
          </table:table-cell>
          <table:table-cell table:formula="of:=COM.MICROSOFT.CONCAT([.A125];&quot;.&quot;;[.B125];&quot;@academic.ac.uk&quot;)" office:value-type="string" office:string-value="Nicholas.Mills@academic.ac.uk" calcext:value-type="string">
            <text:p>Nicholas.Mills@academic.ac.uk</text:p>
          </table:table-cell>
          <table:table-cell table:style-name="Default" office:value-type="float" office:value="11009254" calcext:value-type="float">
            <text:p>11009254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Milne</text:p>
          </table:table-cell>
          <table:table-cell office:value-type="string" calcext:value-type="string">
            <text:p>13 Stockdale St #7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ingdon on Thames</text:p>
          </table:table-cell>
          <table:table-cell office:value-type="string" calcext:value-type="string">
            <text:p>Oxfordshire</text:p>
          </table:table-cell>
          <table:table-cell office:value-type="string" calcext:value-type="string">
            <text:p>OX14 5QH</text:p>
          </table:table-cell>
          <table:table-cell office:value-type="string" calcext:value-type="string">
            <text:p>01763 475078</text:p>
          </table:table-cell>
          <table:table-cell table:formula="of:=COM.MICROSOFT.CONCAT([.A126];&quot;.&quot;;[.B126];&quot;@academic.ac.uk&quot;)" office:value-type="string" office:string-value="Samantha.Milne@academic.ac.uk" calcext:value-type="string">
            <text:p>Samantha.Milne@academic.ac.uk</text:p>
          </table:table-cell>
          <table:table-cell table:style-name="Default" office:value-type="float" office:value="11005738" calcext:value-type="float">
            <text:p>1100573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tiaq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9 Cropp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gat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RH10 1YJ</text:p>
          </table:table-cell>
          <table:table-cell office:value-type="string" calcext:value-type="string">
            <text:p>01582 839217</text:p>
          </table:table-cell>
          <table:table-cell table:formula="of:=COM.MICROSOFT.CONCAT([.A127];&quot;.&quot;;[.B127];&quot;@academic.ac.uk&quot;)" office:value-type="string" office:string-value="Ishtiaq.Mohammad@academic.ac.uk" calcext:value-type="string">
            <text:p>Ishtiaq.Mohammad@academic.ac.uk</text:p>
          </table:table-cell>
          <table:table-cell office:value-type="float" office:value="10004552" calcext:value-type="float">
            <text:p>1000455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ucy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3 Gask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ynemouth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0 2NB</text:p>
          </table:table-cell>
          <table:table-cell office:value-type="string" calcext:value-type="string">
            <text:p>01210 926114</text:p>
          </table:table-cell>
          <table:table-cell table:formula="of:=COM.MICROSOFT.CONCAT([.A128];&quot;.&quot;;[.B128];&quot;@academic.ac.uk&quot;)" office:value-type="string" office:string-value="Lucy.Morris@academic.ac.uk" calcext:value-type="string">
            <text:p>Lucy.Morris@academic.ac.uk</text:p>
          </table:table-cell>
          <table:table-cell office:value-type="float" office:value="10004576" calcext:value-type="float">
            <text:p>1000457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eremy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5221 Roys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hall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ST21 6GA</text:p>
          </table:table-cell>
          <table:table-cell office:value-type="string" calcext:value-type="string">
            <text:p>01912 146880</text:p>
          </table:table-cell>
          <table:table-cell table:formula="of:=COM.MICROSOFT.CONCAT([.A129];&quot;.&quot;;[.B129];&quot;@academic.ac.uk&quot;)" office:value-type="string" office:string-value="Jeremy.Moss@academic.ac.uk" calcext:value-type="string">
            <text:p>Jeremy.Moss@academic.ac.uk</text:p>
          </table:table-cell>
          <table:table-cell table:style-name="Default" office:value-type="float" office:value="11003827" calcext:value-type="float">
            <text:p>1100382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Moulton</text:p>
          </table:table-cell>
          <table:table-cell office:value-type="string" calcext:value-type="string">
            <text:p>83 St Johns Lane #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nlithgow Ward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49 7LS</text:p>
          </table:table-cell>
          <table:table-cell office:value-type="string" calcext:value-type="string">
            <text:p>01515 360513</text:p>
          </table:table-cell>
          <table:table-cell table:formula="of:=COM.MICROSOFT.CONCAT([.A130];&quot;.&quot;;[.B130];&quot;@academic.ac.uk&quot;)" office:value-type="string" office:string-value="David.Moulton@academic.ac.uk" calcext:value-type="string">
            <text:p>David.Moulton@academic.ac.uk</text:p>
          </table:table-cell>
          <table:table-cell table:style-name="Default" office:value-type="float" office:value="11005483" calcext:value-type="float">
            <text:p>1100548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603 Pall Ma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y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FY3 8ND</text:p>
          </table:table-cell>
          <table:table-cell office:value-type="string" calcext:value-type="string">
            <text:p>01694 424205</text:p>
          </table:table-cell>
          <table:table-cell table:formula="of:=COM.MICROSOFT.CONCAT([.A131];&quot;.&quot;;[.B131];&quot;@academic.ac.uk&quot;)" office:value-type="string" office:string-value="Anthony.Murphy@academic.ac.uk" calcext:value-type="string">
            <text:p>Anthony.Murphy@academic.ac.uk</text:p>
          </table:table-cell>
          <table:table-cell table:style-name="Default" office:value-type="float" office:value="11005398" calcext:value-type="float">
            <text:p>1100539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arole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76 Dawber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lackheath Westcomb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3 7JY</text:p>
          </table:table-cell>
          <table:table-cell office:value-type="string" calcext:value-type="string">
            <text:p>01939 738818</text:p>
          </table:table-cell>
          <table:table-cell table:formula="of:=COM.MICROSOFT.CONCAT([.A132];&quot;.&quot;;[.B132];&quot;@academic.ac.uk&quot;)" office:value-type="string" office:string-value="Carole.Murphy@academic.ac.uk" calcext:value-type="string">
            <text:p>Carole.Murphy@academic.ac.uk</text:p>
          </table:table-cell>
          <table:table-cell office:value-type="float" office:value="10005072" calcext:value-type="float">
            <text:p>1000507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3380 Alexan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ulsham and Centra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1 9QQ</text:p>
          </table:table-cell>
          <table:table-cell office:value-type="string" calcext:value-type="string">
            <text:p>01710 435506</text:p>
          </table:table-cell>
          <table:table-cell table:formula="of:=COM.MICROSOFT.CONCAT([.A133];&quot;.&quot;;[.B133];&quot;@academic.ac.uk&quot;)" office:value-type="string" office:string-value="Roger.Newman@academic.ac.uk" calcext:value-type="string">
            <text:p>Roger.Newman@academic.ac.uk</text:p>
          </table:table-cell>
          <table:table-cell office:value-type="float" office:value="10005206" calcext:value-type="float">
            <text:p>1000520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Nicol</text:p>
          </table:table-cell>
          <table:table-cell office:value-type="string" calcext:value-type="string">
            <text:p>216 Lissant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at Dunmow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6 1DQ</text:p>
          </table:table-cell>
          <table:table-cell office:value-type="string" calcext:value-type="string">
            <text:p>01712 248851</text:p>
          </table:table-cell>
          <table:table-cell table:formula="of:=COM.MICROSOFT.CONCAT([.A134];&quot;.&quot;;[.B134];&quot;@academic.ac.uk&quot;)" office:value-type="string" office:string-value="John.Nicol@academic.ac.uk" calcext:value-type="string">
            <text:p>John.Nicol@academic.ac.uk</text:p>
          </table:table-cell>
          <table:table-cell office:value-type="float" office:value="10005575" calcext:value-type="float">
            <text:p>10005575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aron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92 Phythian St #6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wee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5RR</text:p>
          </table:table-cell>
          <table:table-cell office:value-type="string" calcext:value-type="string">
            <text:p>01245 353227</text:p>
          </table:table-cell>
          <table:table-cell table:formula="of:=COM.MICROSOFT.CONCAT([.A135];&quot;.&quot;;[.B135];&quot;@academic.ac.uk&quot;)" office:value-type="string" office:string-value="Sharon.Nolan@academic.ac.uk" calcext:value-type="string">
            <text:p>Sharon.Nolan@academic.ac.uk</text:p>
          </table:table-cell>
          <table:table-cell table:style-name="Default" office:value-type="float" office:value="11009090" calcext:value-type="float">
            <text:p>1100909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O'Sullivan</text:p>
          </table:table-cell>
          <table:table-cell office:value-type="string" calcext:value-type="string">
            <text:p>792 Queens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etfor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2 8LR</text:p>
          </table:table-cell>
          <table:table-cell office:value-type="string" calcext:value-type="string">
            <text:p>01526 145485</text:p>
          </table:table-cell>
          <table:table-cell table:formula="of:=COM.MICROSOFT.CONCAT([.A136];&quot;.&quot;;[.B136];&quot;@academic.ac.uk&quot;)" office:value-type="string" office:string-value="Michael.O'Sullivan@academic.ac.uk" calcext:value-type="string">
            <text:p>Michael.O'Sullivan@academic.ac.uk</text:p>
          </table:table-cell>
          <table:table-cell office:value-type="float" office:value="10005669" calcext:value-type="float">
            <text:p>1000566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ita</text:p>
          </table:table-cell>
          <table:table-cell office:value-type="string" calcext:value-type="string">
            <text:p>Okoye</text:p>
          </table:table-cell>
          <table:table-cell office:value-type="string" calcext:value-type="string">
            <text:p>5196 Yor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rsett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7 8NS</text:p>
          </table:table-cell>
          <table:table-cell office:value-type="string" calcext:value-type="string">
            <text:p>01416 913482</text:p>
          </table:table-cell>
          <table:table-cell table:formula="of:=COM.MICROSOFT.CONCAT([.A137];&quot;.&quot;;[.B137];&quot;@academic.ac.uk&quot;)" office:value-type="string" office:string-value="Rita.Okoye@academic.ac.uk" calcext:value-type="string">
            <text:p>Rita.Okoye@academic.ac.uk</text:p>
          </table:table-cell>
          <table:table-cell office:value-type="float" office:value="10005687" calcext:value-type="float">
            <text:p>1000568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Orford</text:p>
          </table:table-cell>
          <table:table-cell office:value-type="string" calcext:value-type="string">
            <text:p>428 Kears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tton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5 7UA</text:p>
          </table:table-cell>
          <table:table-cell office:value-type="string" calcext:value-type="string">
            <text:p>01819 701096</text:p>
          </table:table-cell>
          <table:table-cell table:formula="of:=COM.MICROSOFT.CONCAT([.A138];&quot;.&quot;;[.B138];&quot;@academic.ac.uk&quot;)" office:value-type="string" office:string-value="Thomas.Orford@academic.ac.uk" calcext:value-type="string">
            <text:p>Thomas.Orford@academic.ac.uk</text:p>
          </table:table-cell>
          <table:table-cell office:value-type="float" office:value="10005810" calcext:value-type="float">
            <text:p>1000581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8 Chestnu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rowfo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9 6EW</text:p>
          </table:table-cell>
          <table:table-cell office:value-type="string" calcext:value-type="string">
            <text:p>01918 999052</text:p>
          </table:table-cell>
          <table:table-cell table:formula="of:=COM.MICROSOFT.CONCAT([.A139];&quot;.&quot;;[.B139];&quot;@academic.ac.uk&quot;)" office:value-type="string" office:string-value="Helen.Orr@academic.ac.uk" calcext:value-type="string">
            <text:p>Helen.Orr@academic.ac.uk</text:p>
          </table:table-cell>
          <table:table-cell office:value-type="float" office:value="10036413" calcext:value-type="float">
            <text:p>1003641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998 Roe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E48 2BX</text:p>
          </table:table-cell>
          <table:table-cell office:value-type="string" calcext:value-type="string">
            <text:p>01954 363885</text:p>
          </table:table-cell>
          <table:table-cell table:formula="of:=COM.MICROSOFT.CONCAT([.A140];&quot;.&quot;;[.B140];&quot;@academic.ac.uk&quot;)" office:value-type="string" office:string-value="Mark.Owen@academic.ac.uk" calcext:value-type="string">
            <text:p>Mark.Owen@academic.ac.uk</text:p>
          </table:table-cell>
          <table:table-cell office:value-type="float" office:value="10006378" calcext:value-type="float">
            <text:p>1000637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Panter</text:p>
          </table:table-cell>
          <table:table-cell office:value-type="string" calcext:value-type="string">
            <text:p>3 Copenhag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orge St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5 3UZ</text:p>
          </table:table-cell>
          <table:table-cell office:value-type="string" calcext:value-type="string">
            <text:p>01857 518738</text:p>
          </table:table-cell>
          <table:table-cell table:formula="of:=COM.MICROSOFT.CONCAT([.A141];&quot;.&quot;;[.B141];&quot;@academic.ac.uk&quot;)" office:value-type="string" office:string-value="Ian.Panter@academic.ac.uk" calcext:value-type="string">
            <text:p>Ian.Panter@academic.ac.uk</text:p>
          </table:table-cell>
          <table:table-cell office:value-type="float" office:value="10006398" calcext:value-type="float">
            <text:p>1000639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lison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293 Vivi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Jesmond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2 1EY</text:p>
          </table:table-cell>
          <table:table-cell office:value-type="string" calcext:value-type="string">
            <text:p>01555 702650</text:p>
          </table:table-cell>
          <table:table-cell table:formula="of:=COM.MICROSOFT.CONCAT([.A142];&quot;.&quot;;[.B142];&quot;@academic.ac.uk&quot;)" office:value-type="string" office:string-value="Alison.Parker@academic.ac.uk" calcext:value-type="string">
            <text:p>Alison.Parker@academic.ac.uk</text:p>
          </table:table-cell>
          <table:table-cell office:value-type="float" office:value="10001550" calcext:value-type="float">
            <text:p>1000155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inda</text:p>
          </table:table-cell>
          <table:table-cell office:value-type="string" calcext:value-type="string">
            <text:p>Parrack</text:p>
          </table:table-cell>
          <table:table-cell office:value-type="string" calcext:value-type="string">
            <text:p>8 Barlow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18 7TH</text:p>
          </table:table-cell>
          <table:table-cell office:value-type="string" calcext:value-type="string">
            <text:p>01731 825958</text:p>
          </table:table-cell>
          <table:table-cell table:formula="of:=COM.MICROSOFT.CONCAT([.A143];&quot;.&quot;;[.B143];&quot;@academic.ac.uk&quot;)" office:value-type="string" office:string-value="Linda.Parrack@academic.ac.uk" calcext:value-type="string">
            <text:p>Linda.Parrack@academic.ac.uk</text:p>
          </table:table-cell>
          <table:table-cell table:style-name="Default" office:value-type="float" office:value="11001237" calcext:value-type="float">
            <text:p>1100123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oonam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5 Shakspeare St #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Johns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B61 8HD</text:p>
          </table:table-cell>
          <table:table-cell office:value-type="string" calcext:value-type="string">
            <text:p>01225 180983</text:p>
          </table:table-cell>
          <table:table-cell table:formula="of:=COM.MICROSOFT.CONCAT([.A144];&quot;.&quot;;[.B144];&quot;@academic.ac.uk&quot;)" office:value-type="string" office:string-value="Poonam.Patel@academic.ac.uk" calcext:value-type="string">
            <text:p>Poonam.Patel@academic.ac.uk</text:p>
          </table:table-cell>
          <table:table-cell table:style-name="Default" office:value-type="float" office:value="11000236" calcext:value-type="float">
            <text:p>1100023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Pearce</text:p>
          </table:table-cell>
          <table:table-cell office:value-type="string" calcext:value-type="string">
            <text:p>7 Carolin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dmi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31 1QF</text:p>
          </table:table-cell>
          <table:table-cell office:value-type="string" calcext:value-type="string">
            <text:p>01345 878334</text:p>
          </table:table-cell>
          <table:table-cell table:formula="of:=COM.MICROSOFT.CONCAT([.A145];&quot;.&quot;;[.B145];&quot;@academic.ac.uk&quot;)" office:value-type="string" office:string-value="Michael.Pearce@academic.ac.uk" calcext:value-type="string">
            <text:p>Michael.Pearce@academic.ac.uk</text:p>
          </table:table-cell>
          <table:table-cell office:value-type="float" office:value="10007063" calcext:value-type="float">
            <text:p>1000706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erek</text:p>
          </table:table-cell>
          <table:table-cell office:value-type="string" calcext:value-type="string">
            <text:p>Phipps</text:p>
          </table:table-cell>
          <table:table-cell office:value-type="string" calcext:value-type="string">
            <text:p>52 Trowbrid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nightsbridge and Belgravia Wa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X 9HB</text:p>
          </table:table-cell>
          <table:table-cell office:value-type="string" calcext:value-type="string">
            <text:p>01257 461104</text:p>
          </table:table-cell>
          <table:table-cell table:formula="of:=COM.MICROSOFT.CONCAT([.A146];&quot;.&quot;;[.B146];&quot;@academic.ac.uk&quot;)" office:value-type="string" office:string-value="Derek.Phipps@academic.ac.uk" calcext:value-type="string">
            <text:p>Derek.Phipps@academic.ac.uk</text:p>
          </table:table-cell>
          <table:table-cell office:value-type="float" office:value="10000712" calcext:value-type="float">
            <text:p>1000071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25 Villa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lgin City South Ward</text:p>
          </table:table-cell>
          <table:table-cell office:value-type="string" calcext:value-type="string">
            <text:p>Moray</text:p>
          </table:table-cell>
          <table:table-cell office:value-type="string" calcext:value-type="string">
            <text:p>IV30 1SB</text:p>
          </table:table-cell>
          <table:table-cell office:value-type="string" calcext:value-type="string">
            <text:p>01500 649863</text:p>
          </table:table-cell>
          <table:table-cell table:formula="of:=COM.MICROSOFT.CONCAT([.A147];&quot;.&quot;;[.B147];&quot;@academic.ac.uk&quot;)" office:value-type="string" office:string-value="Elizabeth.Pickles@academic.ac.uk" calcext:value-type="string">
            <text:p>Elizabeth.Pickles@academic.ac.uk</text:p>
          </table:table-cell>
          <table:table-cell table:style-name="Default" office:value-type="float" office:value="11004378" calcext:value-type="float">
            <text:p>1100437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4 Peach St #51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stea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14 7EF</text:p>
          </table:table-cell>
          <table:table-cell office:value-type="string" calcext:value-type="string">
            <text:p>01375 820236</text:p>
          </table:table-cell>
          <table:table-cell table:formula="of:=COM.MICROSOFT.CONCAT([.A148];&quot;.&quot;;[.B148];&quot;@academic.ac.uk&quot;)" office:value-type="string" office:string-value="Paul.Pike@academic.ac.uk" calcext:value-type="string">
            <text:p>Paul.Pike@academic.ac.uk</text:p>
          </table:table-cell>
          <table:table-cell office:value-type="float" office:value="10007315" calcext:value-type="float">
            <text:p>10007315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atricia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3614 Old Hall St #6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wley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5 2PT</text:p>
          </table:table-cell>
          <table:table-cell office:value-type="string" calcext:value-type="string">
            <text:p>01408 965643</text:p>
          </table:table-cell>
          <table:table-cell table:formula="of:=COM.MICROSOFT.CONCAT([.A149];&quot;.&quot;;[.B149];&quot;@academic.ac.uk&quot;)" office:value-type="string" office:string-value="Patricia.Piper@academic.ac.uk" calcext:value-type="string">
            <text:p>Patricia.Piper@academic.ac.uk</text:p>
          </table:table-cell>
          <table:table-cell table:style-name="Default" office:value-type="float" office:value="11002387" calcext:value-type="float">
            <text:p>1100238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Ramsbottom</text:p>
          </table:table-cell>
          <table:table-cell office:value-type="string" calcext:value-type="string">
            <text:p>3768 Hey Gre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rt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10 0TH</text:p>
          </table:table-cell>
          <table:table-cell office:value-type="string" calcext:value-type="string">
            <text:p>01746 505364</text:p>
          </table:table-cell>
          <table:table-cell table:formula="of:=COM.MICROSOFT.CONCAT([.A150];&quot;.&quot;;[.B150];&quot;@academic.ac.uk&quot;)" office:value-type="string" office:string-value="Philip.Ramsbottom@academic.ac.uk" calcext:value-type="string">
            <text:p>Philip.Ramsbottom@academic.ac.uk</text:p>
          </table:table-cell>
          <table:table-cell office:value-type="float" office:value="10007459" calcext:value-type="float">
            <text:p>1000745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97 Newlan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nsington and Fairfield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9DU</text:p>
          </table:table-cell>
          <table:table-cell office:value-type="string" calcext:value-type="string">
            <text:p>01544 247601</text:p>
          </table:table-cell>
          <table:table-cell table:formula="of:=COM.MICROSOFT.CONCAT([.A151];&quot;.&quot;;[.B151];&quot;@academic.ac.uk&quot;)" office:value-type="string" office:string-value="Anne.Redmond@academic.ac.uk" calcext:value-type="string">
            <text:p>Anne.Redmond@academic.ac.uk</text:p>
          </table:table-cell>
          <table:table-cell office:value-type="float" office:value="10007709" calcext:value-type="float">
            <text:p>1000770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amie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6226 Maitla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Bromwich Central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6DR</text:p>
          </table:table-cell>
          <table:table-cell office:value-type="string" calcext:value-type="string">
            <text:p>01609 235350</text:p>
          </table:table-cell>
          <table:table-cell table:formula="of:=COM.MICROSOFT.CONCAT([.A152];&quot;.&quot;;[.B152];&quot;@academic.ac.uk&quot;)" office:value-type="string" office:string-value="Jamie.Reynolds@academic.ac.uk" calcext:value-type="string">
            <text:p>Jamie.Reynolds@academic.ac.uk</text:p>
          </table:table-cell>
          <table:table-cell office:value-type="float" office:value="10000080" calcext:value-type="float">
            <text:p>1000008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eremy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891 Crocu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wle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65 8EZ</text:p>
          </table:table-cell>
          <table:table-cell office:value-type="string" calcext:value-type="string">
            <text:p>01951 872658</text:p>
          </table:table-cell>
          <table:table-cell table:formula="of:=COM.MICROSOFT.CONCAT([.A153];&quot;.&quot;;[.B153];&quot;@academic.ac.uk&quot;)" office:value-type="string" office:string-value="Jeremy.Roberts@academic.ac.uk" calcext:value-type="string">
            <text:p>Jeremy.Roberts@academic.ac.uk</text:p>
          </table:table-cell>
          <table:table-cell office:value-type="float" office:value="10000536" calcext:value-type="float">
            <text:p>1000053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arry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1 Segrav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utton Trinit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5 6HJ</text:p>
          </table:table-cell>
          <table:table-cell office:value-type="string" calcext:value-type="string">
            <text:p>01858 162078</text:p>
          </table:table-cell>
          <table:table-cell table:formula="of:=COM.MICROSOFT.CONCAT([.A154];&quot;.&quot;;[.B154];&quot;@academic.ac.uk&quot;)" office:value-type="string" office:string-value="Garry.Robertson@academic.ac.uk" calcext:value-type="string">
            <text:p>Garry.Robertson@academic.ac.uk</text:p>
          </table:table-cell>
          <table:table-cell office:value-type="float" office:value="10000612" calcext:value-type="float">
            <text:p>1000061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666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pway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5 8ST</text:p>
          </table:table-cell>
          <table:table-cell office:value-type="string" calcext:value-type="string">
            <text:p>01780 380120</text:p>
          </table:table-cell>
          <table:table-cell table:formula="of:=COM.MICROSOFT.CONCAT([.A155];&quot;.&quot;;[.B155];&quot;@academic.ac.uk&quot;)" office:value-type="string" office:string-value="Alan.Robinson@academic.ac.uk" calcext:value-type="string">
            <text:p>Alan.Robinson@academic.ac.uk</text:p>
          </table:table-cell>
          <table:table-cell office:value-type="float" office:value="10000721" calcext:value-type="float">
            <text:p>10000721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1554 Christoph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ver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1BG</text:p>
          </table:table-cell>
          <table:table-cell office:value-type="string" calcext:value-type="string">
            <text:p>01976 784016</text:p>
          </table:table-cell>
          <table:table-cell table:formula="of:=COM.MICROSOFT.CONCAT([.A156];&quot;.&quot;;[.B156];&quot;@academic.ac.uk&quot;)" office:value-type="string" office:string-value="Edward.Rogers@academic.ac.uk" calcext:value-type="string">
            <text:p>Edward.Rogers@academic.ac.uk</text:p>
          </table:table-cell>
          <table:table-cell office:value-type="float" office:value="10000754" calcext:value-type="float">
            <text:p>10000754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Rollinson</text:p>
          </table:table-cell>
          <table:table-cell office:value-type="string" calcext:value-type="string">
            <text:p>55 Margare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eaton Ward</text:p>
          </table:table-cell>
          <table:table-cell office:value-type="string" calcext:value-type="string">
            <text:p>Yorkshire, West</text:p>
          </table:table-cell>
          <table:table-cell office:value-type="string" calcext:value-type="string">
            <text:p>BD9 4DA</text:p>
          </table:table-cell>
          <table:table-cell office:value-type="string" calcext:value-type="string">
            <text:p>01316 590173</text:p>
          </table:table-cell>
          <table:table-cell table:formula="of:=COM.MICROSOFT.CONCAT([.A157];&quot;.&quot;;[.B157];&quot;@academic.ac.uk&quot;)" office:value-type="string" office:string-value="Emma.Rollinson@academic.ac.uk" calcext:value-type="string">
            <text:p>Emma.Rollinson@academic.ac.uk</text:p>
          </table:table-cell>
          <table:table-cell office:value-type="float" office:value="10000878" calcext:value-type="float">
            <text:p>1000087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ynne</text:p>
          </table:table-cell>
          <table:table-cell office:value-type="string" calcext:value-type="string">
            <text:p>Rudd</text:p>
          </table:table-cell>
          <table:table-cell office:value-type="string" calcext:value-type="string">
            <text:p>8830 Anton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illingham Nor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7 1DZ</text:p>
          </table:table-cell>
          <table:table-cell office:value-type="string" calcext:value-type="string">
            <text:p>01220 653456</text:p>
          </table:table-cell>
          <table:table-cell table:formula="of:=COM.MICROSOFT.CONCAT([.A158];&quot;.&quot;;[.B158];&quot;@academic.ac.uk&quot;)" office:value-type="string" office:string-value="Lynne.Rudd@academic.ac.uk" calcext:value-type="string">
            <text:p>Lynne.Rudd@academic.ac.uk</text:p>
          </table:table-cell>
          <table:table-cell office:value-type="float" office:value="10001165" calcext:value-type="float">
            <text:p>10001165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82 Sinclai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ngor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7 1DW</text:p>
          </table:table-cell>
          <table:table-cell office:value-type="string" calcext:value-type="string">
            <text:p>01455 565046</text:p>
          </table:table-cell>
          <table:table-cell table:formula="of:=COM.MICROSOFT.CONCAT([.A159];&quot;.&quot;;[.B159];&quot;@academic.ac.uk&quot;)" office:value-type="string" office:string-value="Emma.Salcedo@academic.ac.uk" calcext:value-type="string">
            <text:p>Emma.Salcedo@academic.ac.uk</text:p>
          </table:table-cell>
          <table:table-cell office:value-type="float" office:value="10007817" calcext:value-type="float">
            <text:p>1000781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aved</text:p>
          </table:table-cell>
          <table:table-cell office:value-type="string" calcext:value-type="string">
            <text:p>Sarwar</text:p>
          </table:table-cell>
          <table:table-cell office:value-type="string" calcext:value-type="string">
            <text:p>7568 Atla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tterwick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PE22 0HY</text:p>
          </table:table-cell>
          <table:table-cell office:value-type="string" calcext:value-type="string">
            <text:p>01255 383731</text:p>
          </table:table-cell>
          <table:table-cell table:formula="of:=COM.MICROSOFT.CONCAT([.A160];&quot;.&quot;;[.B160];&quot;@academic.ac.uk&quot;)" office:value-type="string" office:string-value="Javed.Sarwar@academic.ac.uk" calcext:value-type="string">
            <text:p>Javed.Sarwar@academic.ac.uk</text:p>
          </table:table-cell>
          <table:table-cell office:value-type="float" office:value="10001446" calcext:value-type="float">
            <text:p>1000144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ean</text:p>
          </table:table-cell>
          <table:table-cell office:value-type="string" calcext:value-type="string">
            <text:p>Sealey</text:p>
          </table:table-cell>
          <table:table-cell office:value-type="string" calcext:value-type="string">
            <text:p>93 Clyde Rd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pdale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PR1 6TN</text:p>
          </table:table-cell>
          <table:table-cell office:value-type="string" calcext:value-type="string">
            <text:p>01311 567052</text:p>
          </table:table-cell>
          <table:table-cell table:formula="of:=COM.MICROSOFT.CONCAT([.A161];&quot;.&quot;;[.B161];&quot;@academic.ac.uk&quot;)" office:value-type="string" office:string-value="Dean.Sealey@academic.ac.uk" calcext:value-type="string">
            <text:p>Dean.Sealey@academic.ac.uk</text:p>
          </table:table-cell>
          <table:table-cell office:value-type="float" office:value="10004772" calcext:value-type="float">
            <text:p>1000477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18 Nimr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ney North Ward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LA14 3SJ</text:p>
          </table:table-cell>
          <table:table-cell office:value-type="string" calcext:value-type="string">
            <text:p>01640 813748</text:p>
          </table:table-cell>
          <table:table-cell table:formula="of:=COM.MICROSOFT.CONCAT([.A162];&quot;.&quot;;[.B162];&quot;@academic.ac.uk&quot;)" office:value-type="string" office:string-value="Brian.Sharp@academic.ac.uk" calcext:value-type="string">
            <text:p>Brian.Sharp@academic.ac.uk</text:p>
          </table:table-cell>
          <table:table-cell table:style-name="Default" office:value-type="float" office:value="11003648" calcext:value-type="float">
            <text:p>1100364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uree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6 Canno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carcroft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4 3BW</text:p>
          </table:table-cell>
          <table:table-cell office:value-type="string" calcext:value-type="string">
            <text:p>01490 898175</text:p>
          </table:table-cell>
          <table:table-cell table:formula="of:=COM.MICROSOFT.CONCAT([.A163];&quot;.&quot;;[.B163];&quot;@academic.ac.uk&quot;)" office:value-type="string" office:string-value="Maureen.Shepherd@academic.ac.uk" calcext:value-type="string">
            <text:p>Maureen.Shepherd@academic.ac.uk</text:p>
          </table:table-cell>
          <table:table-cell table:style-name="Default" office:value-type="float" office:value="11002847" calcext:value-type="float">
            <text:p>1100284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oberta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2258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nry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0 8RP</text:p>
          </table:table-cell>
          <table:table-cell office:value-type="string" calcext:value-type="string">
            <text:p>01582 161403</text:p>
          </table:table-cell>
          <table:table-cell table:formula="of:=COM.MICROSOFT.CONCAT([.A164];&quot;.&quot;;[.B164];&quot;@academic.ac.uk&quot;)" office:value-type="string" office:string-value="Roberta.Sherwood@academic.ac.uk" calcext:value-type="string">
            <text:p>Roberta.Sherwood@academic.ac.uk</text:p>
          </table:table-cell>
          <table:table-cell office:value-type="float" office:value="10001919" calcext:value-type="float">
            <text:p>1000191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laney</text:p>
          </table:table-cell>
          <table:table-cell office:value-type="string" calcext:value-type="string">
            <text:p>9302 Ismay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enterde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30 6JP</text:p>
          </table:table-cell>
          <table:table-cell office:value-type="string" calcext:value-type="string">
            <text:p>01506 152661</text:p>
          </table:table-cell>
          <table:table-cell table:formula="of:=COM.MICROSOFT.CONCAT([.A165];&quot;.&quot;;[.B165];&quot;@academic.ac.uk&quot;)" office:value-type="string" office:string-value="Martin.Slaney@academic.ac.uk" calcext:value-type="string">
            <text:p>Martin.Slaney@academic.ac.uk</text:p>
          </table:table-cell>
          <table:table-cell office:value-type="float" office:value="10007924" calcext:value-type="float">
            <text:p>10007924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3347 Lawrence Rd #4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verstock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5 4EU</text:p>
          </table:table-cell>
          <table:table-cell office:value-type="string" calcext:value-type="string">
            <text:p>01676 354943</text:p>
          </table:table-cell>
          <table:table-cell table:formula="of:=COM.MICROSOFT.CONCAT([.A166];&quot;.&quot;;[.B166];&quot;@academic.ac.uk&quot;)" office:value-type="string" office:string-value="Andrew.Smith@academic.ac.uk" calcext:value-type="string">
            <text:p>Andrew.Smith@academic.ac.uk</text:p>
          </table:table-cell>
          <table:table-cell table:style-name="Default" office:value-type="float" office:value="11000813" calcext:value-type="float">
            <text:p>1100081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47 Elw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patrick Ward</text:p>
          </table:table-cell>
          <table:table-cell office:value-type="string" calcext:value-type="string">
            <text:p>West Dunbart</text:p>
          </table:table-cell>
          <table:table-cell office:value-type="string" calcext:value-type="string">
            <text:p>G81 6RT</text:p>
          </table:table-cell>
          <table:table-cell office:value-type="string" calcext:value-type="string">
            <text:p>01913 454226</text:p>
          </table:table-cell>
          <table:table-cell table:formula="of:=COM.MICROSOFT.CONCAT([.A167];&quot;.&quot;;[.B167];&quot;@academic.ac.uk&quot;)" office:value-type="string" office:string-value="Andrew.Smith@academic.ac.uk" calcext:value-type="string">
            <text:p>Andrew.Smith@academic.ac.uk</text:p>
          </table:table-cell>
          <table:table-cell office:value-type="float" office:value="10002130" calcext:value-type="float">
            <text:p>1000213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hristin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553 Pic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Mosley Comm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9 7AA</text:p>
          </table:table-cell>
          <table:table-cell office:value-type="string" calcext:value-type="string">
            <text:p>01274 659801</text:p>
          </table:table-cell>
          <table:table-cell table:formula="of:=COM.MICROSOFT.CONCAT([.A168];&quot;.&quot;;[.B168];&quot;@academic.ac.uk&quot;)" office:value-type="string" office:string-value="Christine.Smith@academic.ac.uk" calcext:value-type="string">
            <text:p>Christine.Smith@academic.ac.uk</text:p>
          </table:table-cell>
          <table:table-cell office:value-type="float" office:value="10002370" calcext:value-type="float">
            <text:p>1000237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9986 Cants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Peters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SR6 9SD</text:p>
          </table:table-cell>
          <table:table-cell office:value-type="string" calcext:value-type="string">
            <text:p>01904 227024</text:p>
          </table:table-cell>
          <table:table-cell table:formula="of:=COM.MICROSOFT.CONCAT([.A169];&quot;.&quot;;[.B169];&quot;@academic.ac.uk&quot;)" office:value-type="string" office:string-value="David.Smith@academic.ac.uk" calcext:value-type="string">
            <text:p>David.Smith@academic.ac.uk</text:p>
          </table:table-cell>
          <table:table-cell office:value-type="float" office:value="10007928" calcext:value-type="float">
            <text:p>1000792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1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yfarthfa Community</text:p>
          </table:table-cell>
          <table:table-cell office:value-type="string" calcext:value-type="string">
            <text:p>Merthyr Tydfil</text:p>
          </table:table-cell>
          <table:table-cell office:value-type="string" calcext:value-type="string">
            <text:p>CF48 1AR</text:p>
          </table:table-cell>
          <table:table-cell office:value-type="string" calcext:value-type="string">
            <text:p>01431 484822</text:p>
          </table:table-cell>
          <table:table-cell table:formula="of:=COM.MICROSOFT.CONCAT([.A170];&quot;.&quot;;[.B170];&quot;@academic.ac.uk&quot;)" office:value-type="string" office:string-value="Ian.Smith@academic.ac.uk" calcext:value-type="string">
            <text:p>Ian.Smith@academic.ac.uk</text:p>
          </table:table-cell>
          <table:table-cell office:value-type="float" office:value="10002412" calcext:value-type="float">
            <text:p>1000241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Snelling</text:p>
          </table:table-cell>
          <table:table-cell office:value-type="string" calcext:value-type="string">
            <text:p>9548 Ogwen St #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guley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3 9GB</text:p>
          </table:table-cell>
          <table:table-cell office:value-type="string" calcext:value-type="string">
            <text:p>01740 739731</text:p>
          </table:table-cell>
          <table:table-cell table:formula="of:=COM.MICROSOFT.CONCAT([.A171];&quot;.&quot;;[.B171];&quot;@academic.ac.uk&quot;)" office:value-type="string" office:string-value="Chris.Snelling@academic.ac.uk" calcext:value-type="string">
            <text:p>Chris.Snelling@academic.ac.uk</text:p>
          </table:table-cell>
          <table:table-cell office:value-type="float" office:value="10002638" calcext:value-type="float">
            <text:p>1000263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ijay</text:p>
          </table:table-cell>
          <table:table-cell office:value-type="string" calcext:value-type="string">
            <text:p>Soni</text:p>
          </table:table-cell>
          <table:table-cell office:value-type="string" calcext:value-type="string">
            <text:p>57 St Georges Hi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awcrook and Greensid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40 4LJ</text:p>
          </table:table-cell>
          <table:table-cell office:value-type="string" calcext:value-type="string">
            <text:p>01550 206220</text:p>
          </table:table-cell>
          <table:table-cell table:formula="of:=COM.MICROSOFT.CONCAT([.A172];&quot;.&quot;;[.B172];&quot;@academic.ac.uk&quot;)" office:value-type="string" office:string-value="Dijay.Soni@academic.ac.uk" calcext:value-type="string">
            <text:p>Dijay.Soni@academic.ac.uk</text:p>
          </table:table-cell>
          <table:table-cell office:value-type="float" office:value="10007938" calcext:value-type="float">
            <text:p>1000793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Southall</text:p>
          </table:table-cell>
          <table:table-cell office:value-type="string" calcext:value-type="string">
            <text:p>385 Upper Hampton St #3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e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S5 8LL</text:p>
          </table:table-cell>
          <table:table-cell office:value-type="string" calcext:value-type="string">
            <text:p>01496 781616</text:p>
          </table:table-cell>
          <table:table-cell table:formula="of:=COM.MICROSOFT.CONCAT([.A173];&quot;.&quot;;[.B173];&quot;@academic.ac.uk&quot;)" office:value-type="string" office:string-value="Trevor.Southall@academic.ac.uk" calcext:value-type="string">
            <text:p>Trevor.Southall@academic.ac.uk</text:p>
          </table:table-cell>
          <table:table-cell office:value-type="float" office:value="10002929" calcext:value-type="float">
            <text:p>1000292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ny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6378 Lyell St #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ossachs and Teith Ward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21 8TJ</text:p>
          </table:table-cell>
          <table:table-cell office:value-type="string" calcext:value-type="string">
            <text:p>01847 224345</text:p>
          </table:table-cell>
          <table:table-cell table:formula="of:=COM.MICROSOFT.CONCAT([.A174];&quot;.&quot;;[.B174];&quot;@academic.ac.uk&quot;)" office:value-type="string" office:string-value="Tony.Spain@academic.ac.uk" calcext:value-type="string">
            <text:p>Tony.Spain@academic.ac.uk</text:p>
          </table:table-cell>
          <table:table-cell table:style-name="Default" office:value-type="float" office:value="11000732" calcext:value-type="float">
            <text:p>1100073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illian</text:p>
          </table:table-cell>
          <table:table-cell office:value-type="string" calcext:value-type="string">
            <text:p>Stallard</text:p>
          </table:table-cell>
          <table:table-cell office:value-type="string" calcext:value-type="string">
            <text:p>675 Falstaff St #1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pel-en-le-Frit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23 0QG</text:p>
          </table:table-cell>
          <table:table-cell office:value-type="string" calcext:value-type="string">
            <text:p>01773 691786</text:p>
          </table:table-cell>
          <table:table-cell table:formula="of:=COM.MICROSOFT.CONCAT([.A175];&quot;.&quot;;[.B175];&quot;@academic.ac.uk&quot;)" office:value-type="string" office:string-value="Gillian.Stallard@academic.ac.uk" calcext:value-type="string">
            <text:p>Gillian.Stallard@academic.ac.uk</text:p>
          </table:table-cell>
          <table:table-cell table:style-name="Default" office:value-type="float" office:value="11009254" calcext:value-type="float">
            <text:p>11009254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87 Pelop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ngs Norton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8 8PL</text:p>
          </table:table-cell>
          <table:table-cell office:value-type="string" calcext:value-type="string">
            <text:p>01387 155607</text:p>
          </table:table-cell>
          <table:table-cell table:formula="of:=COM.MICROSOFT.CONCAT([.A176];&quot;.&quot;;[.B176];&quot;@academic.ac.uk&quot;)" office:value-type="string" office:string-value="Simon.Stevens@academic.ac.uk" calcext:value-type="string">
            <text:p>Simon.Stevens@academic.ac.uk</text:p>
          </table:table-cell>
          <table:table-cell table:style-name="Default" office:value-type="float" office:value="11005738" calcext:value-type="float">
            <text:p>1100573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Stromberg</text:p>
          </table:table-cell>
          <table:table-cell office:value-type="string" calcext:value-type="string">
            <text:p>5 Eye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 and Upper Nithsdal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4 6LF</text:p>
          </table:table-cell>
          <table:table-cell office:value-type="string" calcext:value-type="string">
            <text:p>01924 556297</text:p>
          </table:table-cell>
          <table:table-cell table:formula="of:=COM.MICROSOFT.CONCAT([.A177];&quot;.&quot;;[.B177];&quot;@academic.ac.uk&quot;)" office:value-type="string" office:string-value="Paul.Stromberg@academic.ac.uk" calcext:value-type="string">
            <text:p>Paul.Stromberg@academic.ac.uk</text:p>
          </table:table-cell>
          <table:table-cell office:value-type="float" office:value="10004552" calcext:value-type="float">
            <text:p>1000455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uk-Ki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2427 Olney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mersham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6 6JH</text:p>
          </table:table-cell>
          <table:table-cell office:value-type="string" calcext:value-type="string">
            <text:p>01320 402522</text:p>
          </table:table-cell>
          <table:table-cell table:formula="of:=COM.MICROSOFT.CONCAT([.A178];&quot;.&quot;;[.B178];&quot;@academic.ac.uk&quot;)" office:value-type="string" office:string-value="Yuk-Ki.Tang@academic.ac.uk" calcext:value-type="string">
            <text:p>Yuk-Ki.Tang@academic.ac.uk</text:p>
          </table:table-cell>
          <table:table-cell office:value-type="float" office:value="10004576" calcext:value-type="float">
            <text:p>1000457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enise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805 Westbank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Heywoo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0 2DU</text:p>
          </table:table-cell>
          <table:table-cell office:value-type="string" calcext:value-type="string">
            <text:p>01270 562265</text:p>
          </table:table-cell>
          <table:table-cell table:formula="of:=COM.MICROSOFT.CONCAT([.A179];&quot;.&quot;;[.B179];&quot;@academic.ac.uk&quot;)" office:value-type="string" office:string-value="Denise.Taylor@academic.ac.uk" calcext:value-type="string">
            <text:p>Denise.Taylor@academic.ac.uk</text:p>
          </table:table-cell>
          <table:table-cell table:style-name="Default" office:value-type="float" office:value="11003827" calcext:value-type="float">
            <text:p>1100382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iona</text:p>
          </table:table-cell>
          <table:table-cell office:value-type="string" calcext:value-type="string">
            <text:p>Thomson</text:p>
          </table:table-cell>
          <table:table-cell office:value-type="string" calcext:value-type="string">
            <text:p>36 Cranmer St #46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ttle Hereford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8 4LE</text:p>
          </table:table-cell>
          <table:table-cell office:value-type="string" calcext:value-type="string">
            <text:p>01984 926059</text:p>
          </table:table-cell>
          <table:table-cell table:formula="of:=COM.MICROSOFT.CONCAT([.A180];&quot;.&quot;;[.B180];&quot;@academic.ac.uk&quot;)" office:value-type="string" office:string-value="Fiona.Thomson@academic.ac.uk" calcext:value-type="string">
            <text:p>Fiona.Thomson@academic.ac.uk</text:p>
          </table:table-cell>
          <table:table-cell table:style-name="Default" office:value-type="float" office:value="11005483" calcext:value-type="float">
            <text:p>1100548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Thurgood</text:p>
          </table:table-cell>
          <table:table-cell office:value-type="string" calcext:value-type="string">
            <text:p>2 Kirkdale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nning Town Nort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6 4NF</text:p>
          </table:table-cell>
          <table:table-cell office:value-type="string" calcext:value-type="string">
            <text:p>01897 419567</text:p>
          </table:table-cell>
          <table:table-cell table:formula="of:=COM.MICROSOFT.CONCAT([.A181];&quot;.&quot;;[.B181];&quot;@academic.ac.uk&quot;)" office:value-type="string" office:string-value="Patrick.Thurgood@academic.ac.uk" calcext:value-type="string">
            <text:p>Patrick.Thurgood@academic.ac.uk</text:p>
          </table:table-cell>
          <table:table-cell table:style-name="Default" office:value-type="float" office:value="11005398" calcext:value-type="float">
            <text:p>1100539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Tighe</text:p>
          </table:table-cell>
          <table:table-cell office:value-type="string" calcext:value-type="string">
            <text:p>4687 Ather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ringfiel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11 4HB</text:p>
          </table:table-cell>
          <table:table-cell office:value-type="string" calcext:value-type="string">
            <text:p>01257 354396</text:p>
          </table:table-cell>
          <table:table-cell table:formula="of:=COM.MICROSOFT.CONCAT([.A182];&quot;.&quot;;[.B182];&quot;@academic.ac.uk&quot;)" office:value-type="string" office:string-value="Stephen.Tighe@academic.ac.uk" calcext:value-type="string">
            <text:p>Stephen.Tighe@academic.ac.uk</text:p>
          </table:table-cell>
          <table:table-cell office:value-type="float" office:value="10005072" calcext:value-type="float">
            <text:p>1000507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Treherne</text:p>
          </table:table-cell>
          <table:table-cell office:value-type="string" calcext:value-type="string">
            <text:p>513 Bai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ntnewydd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4 7UP</text:p>
          </table:table-cell>
          <table:table-cell office:value-type="string" calcext:value-type="string">
            <text:p>01770 697837</text:p>
          </table:table-cell>
          <table:table-cell table:formula="of:=COM.MICROSOFT.CONCAT([.A183];&quot;.&quot;;[.B183];&quot;@academic.ac.uk&quot;)" office:value-type="string" office:string-value="Paul.Treherne@academic.ac.uk" calcext:value-type="string">
            <text:p>Paul.Treherne@academic.ac.uk</text:p>
          </table:table-cell>
          <table:table-cell office:value-type="float" office:value="10005206" calcext:value-type="float">
            <text:p>1000520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620 Old Lee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vioc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1 3DF</text:p>
          </table:table-cell>
          <table:table-cell office:value-type="string" calcext:value-type="string">
            <text:p>01284 871485</text:p>
          </table:table-cell>
          <table:table-cell table:formula="of:=COM.MICROSOFT.CONCAT([.A184];&quot;.&quot;;[.B184];&quot;@academic.ac.uk&quot;)" office:value-type="string" office:string-value="Elizabeth.Tyler@academic.ac.uk" calcext:value-type="string">
            <text:p>Elizabeth.Tyler@academic.ac.uk</text:p>
          </table:table-cell>
          <table:table-cell office:value-type="float" office:value="10005575" calcext:value-type="float">
            <text:p>10005575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einz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5149 Maria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terle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SR8 5RL</text:p>
          </table:table-cell>
          <table:table-cell office:value-type="string" calcext:value-type="string">
            <text:p>01218 415062</text:p>
          </table:table-cell>
          <table:table-cell table:formula="of:=COM.MICROSOFT.CONCAT([.A185];&quot;.&quot;;[.B185];&quot;@academic.ac.uk&quot;)" office:value-type="string" office:string-value="Heinz.Vogel@academic.ac.uk" calcext:value-type="string">
            <text:p>Heinz.Vogel@academic.ac.uk</text:p>
          </table:table-cell>
          <table:table-cell table:style-name="Default" office:value-type="float" office:value="11009090" calcext:value-type="float">
            <text:p>1100909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8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rub End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O2 9LW</text:p>
          </table:table-cell>
          <table:table-cell office:value-type="string" calcext:value-type="string">
            <text:p>01507 519053</text:p>
          </table:table-cell>
          <table:table-cell table:formula="of:=COM.MICROSOFT.CONCAT([.A186];&quot;.&quot;;[.B186];&quot;@academic.ac.uk&quot;)" office:value-type="string" office:string-value="Samuel.Wales@academic.ac.uk" calcext:value-type="string">
            <text:p>Samuel.Wales@academic.ac.uk</text:p>
          </table:table-cell>
          <table:table-cell office:value-type="float" office:value="10005669" calcext:value-type="float">
            <text:p>1000566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hristopher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588 Venmor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wickenham Riversid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W1 2QH</text:p>
          </table:table-cell>
          <table:table-cell office:value-type="string" calcext:value-type="string">
            <text:p>01794 317624</text:p>
          </table:table-cell>
          <table:table-cell table:formula="of:=COM.MICROSOFT.CONCAT([.A187];&quot;.&quot;;[.B187];&quot;@academic.ac.uk&quot;)" office:value-type="string" office:string-value="Christopher.Walls@academic.ac.uk" calcext:value-type="string">
            <text:p>Christopher.Walls@academic.ac.uk</text:p>
          </table:table-cell>
          <table:table-cell office:value-type="float" office:value="10005687" calcext:value-type="float">
            <text:p>1000568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1 Newb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e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B46 3LZ</text:p>
          </table:table-cell>
          <table:table-cell office:value-type="string" calcext:value-type="string">
            <text:p>01291 565542</text:p>
          </table:table-cell>
          <table:table-cell table:formula="of:=COM.MICROSOFT.CONCAT([.A188];&quot;.&quot;;[.B188];&quot;@academic.ac.uk&quot;)" office:value-type="string" office:string-value="Martin.Walsh@academic.ac.uk" calcext:value-type="string">
            <text:p>Martin.Walsh@academic.ac.uk</text:p>
          </table:table-cell>
          <table:table-cell office:value-type="float" office:value="10005810" calcext:value-type="float">
            <text:p>1000581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rgaret</text:p>
          </table:table-cell>
          <table:table-cell office:value-type="string" calcext:value-type="string">
            <text:p>Warburton</text:p>
          </table:table-cell>
          <table:table-cell office:value-type="string" calcext:value-type="string">
            <text:p>5588 Lake St #9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ystal Palac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9 2TJ</text:p>
          </table:table-cell>
          <table:table-cell office:value-type="string" calcext:value-type="string">
            <text:p>01404 343160</text:p>
          </table:table-cell>
          <table:table-cell table:formula="of:=COM.MICROSOFT.CONCAT([.A189];&quot;.&quot;;[.B189];&quot;@academic.ac.uk&quot;)" office:value-type="string" office:string-value="Margaret.Warburton@academic.ac.uk" calcext:value-type="string">
            <text:p>Margaret.Warburton@academic.ac.uk</text:p>
          </table:table-cell>
          <table:table-cell office:value-type="float" office:value="10036413" calcext:value-type="float">
            <text:p>1003641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9112 Hard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wes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2 9JB</text:p>
          </table:table-cell>
          <table:table-cell office:value-type="string" calcext:value-type="string">
            <text:p>01651 232745</text:p>
          </table:table-cell>
          <table:table-cell table:formula="of:=COM.MICROSOFT.CONCAT([.A190];&quot;.&quot;;[.B190];&quot;@academic.ac.uk&quot;)" office:value-type="string" office:string-value="David.Watt@academic.ac.uk" calcext:value-type="string">
            <text:p>David.Watt@academic.ac.uk</text:p>
          </table:table-cell>
          <table:table-cell office:value-type="float" office:value="10006378" calcext:value-type="float">
            <text:p>1000637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2395 Gloucester P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liwell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DS</text:p>
          </table:table-cell>
          <table:table-cell office:value-type="string" calcext:value-type="string">
            <text:p>01368 497445</text:p>
          </table:table-cell>
          <table:table-cell table:formula="of:=COM.MICROSOFT.CONCAT([.A191];&quot;.&quot;;[.B191];&quot;@academic.ac.uk&quot;)" office:value-type="string" office:string-value="Andrew.Webster@academic.ac.uk" calcext:value-type="string">
            <text:p>Andrew.Webster@academic.ac.uk</text:p>
          </table:table-cell>
          <table:table-cell office:value-type="float" office:value="10006398" calcext:value-type="float">
            <text:p>1000639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Welford</text:p>
          </table:table-cell>
          <table:table-cell office:value-type="string" calcext:value-type="string">
            <text:p>341 Birch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eham St. Martin</text:p>
          </table:table-cell>
          <table:table-cell office:value-type="string" calcext:value-type="string">
            <text:p>Dorset</text:p>
          </table:table-cell>
          <table:table-cell office:value-type="string" calcext:value-type="string">
            <text:p>BH16 6JJ</text:p>
          </table:table-cell>
          <table:table-cell office:value-type="string" calcext:value-type="string">
            <text:p>01341 997268</text:p>
          </table:table-cell>
          <table:table-cell table:formula="of:=COM.MICROSOFT.CONCAT([.A192];&quot;.&quot;;[.B192];&quot;@academic.ac.uk&quot;)" office:value-type="string" office:string-value="Matthew.Welford@academic.ac.uk" calcext:value-type="string">
            <text:p>Matthew.Welford@academic.ac.uk</text:p>
          </table:table-cell>
          <table:table-cell office:value-type="float" office:value="10001550" calcext:value-type="float">
            <text:p>1000155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854 Ranelagh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nedon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9 5EN</text:p>
          </table:table-cell>
          <table:table-cell office:value-type="string" calcext:value-type="string">
            <text:p>01469 888112</text:p>
          </table:table-cell>
          <table:table-cell table:formula="of:=COM.MICROSOFT.CONCAT([.A193];&quot;.&quot;;[.B193];&quot;@academic.ac.uk&quot;)" office:value-type="string" office:string-value="Emma.White@academic.ac.uk" calcext:value-type="string">
            <text:p>Emma.White@academic.ac.uk</text:p>
          </table:table-cell>
          <table:table-cell table:style-name="Default" office:value-type="float" office:value="11001237" calcext:value-type="float">
            <text:p>1100123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 Nova Scot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erphilly Community</text:p>
          </table:table-cell>
          <table:table-cell office:value-type="string" calcext:value-type="string">
            <text:p>Caerphilly</text:p>
          </table:table-cell>
          <table:table-cell office:value-type="string" calcext:value-type="string">
            <text:p>CF83 3AF</text:p>
          </table:table-cell>
          <table:table-cell office:value-type="string" calcext:value-type="string">
            <text:p>01816 462521</text:p>
          </table:table-cell>
          <table:table-cell table:formula="of:=COM.MICROSOFT.CONCAT([.A194];&quot;.&quot;;[.B194];&quot;@academic.ac.uk&quot;)" office:value-type="string" office:string-value="Sarah.White@academic.ac.uk" calcext:value-type="string">
            <text:p>Sarah.White@academic.ac.uk</text:p>
          </table:table-cell>
          <table:table-cell table:style-name="Default" office:value-type="float" office:value="11000236" calcext:value-type="float">
            <text:p>1100023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72 Lim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ld Newton with Dagworth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IP14 4HG</text:p>
          </table:table-cell>
          <table:table-cell office:value-type="string" calcext:value-type="string">
            <text:p>01300 650262</text:p>
          </table:table-cell>
          <table:table-cell table:formula="of:=COM.MICROSOFT.CONCAT([.A195];&quot;.&quot;;[.B195];&quot;@academic.ac.uk&quot;)" office:value-type="string" office:string-value="Mark.Williams@academic.ac.uk" calcext:value-type="string">
            <text:p>Mark.Williams@academic.ac.uk</text:p>
          </table:table-cell>
          <table:table-cell office:value-type="float" office:value="10007063" calcext:value-type="float">
            <text:p>1000706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Vip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907 Denm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wle and Ealand</text:p>
          </table:table-cell>
          <table:table-cell office:value-type="string" calcext:value-type="string">
            <text:p>North Lincolnshire</text:p>
          </table:table-cell>
          <table:table-cell office:value-type="string" calcext:value-type="string">
            <text:p>DN17 4EN</text:p>
          </table:table-cell>
          <table:table-cell office:value-type="string" calcext:value-type="string">
            <text:p>01998 694754</text:p>
          </table:table-cell>
          <table:table-cell table:formula="of:=COM.MICROSOFT.CONCAT([.A196];&quot;.&quot;;[.B196];&quot;@academic.ac.uk&quot;)" office:value-type="string" office:string-value="Vip.Williams@academic.ac.uk" calcext:value-type="string">
            <text:p>Vip.Williams@academic.ac.uk</text:p>
          </table:table-cell>
          <table:table-cell office:value-type="float" office:value="10000712" calcext:value-type="float">
            <text:p>1000071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anet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5 Garfield St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ton Regi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0 2EJ</text:p>
          </table:table-cell>
          <table:table-cell office:value-type="string" calcext:value-type="string">
            <text:p>01404 425588</text:p>
          </table:table-cell>
          <table:table-cell table:formula="of:=COM.MICROSOFT.CONCAT([.A197];&quot;.&quot;;[.B197];&quot;@academic.ac.uk&quot;)" office:value-type="string" office:string-value="Janet.Wilson@academic.ac.uk" calcext:value-type="string">
            <text:p>Janet.Wilson@academic.ac.uk</text:p>
          </table:table-cell>
          <table:table-cell table:style-name="Default" office:value-type="float" office:value="11004378" calcext:value-type="float">
            <text:p>1100437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hristopher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345 Feltwell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ichaels and Wicksteed War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5 6BB</text:p>
          </table:table-cell>
          <table:table-cell office:value-type="string" calcext:value-type="string">
            <text:p>01691 316298</text:p>
          </table:table-cell>
          <table:table-cell table:formula="of:=COM.MICROSOFT.CONCAT([.A198];&quot;.&quot;;[.B198];&quot;@academic.ac.uk&quot;)" office:value-type="string" office:string-value="Christopher.Wood@academic.ac.uk" calcext:value-type="string">
            <text:p>Christopher.Wood@academic.ac.uk</text:p>
          </table:table-cell>
          <table:table-cell office:value-type="float" office:value="10007315" calcext:value-type="float">
            <text:p>10007315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inda</text:p>
          </table:table-cell>
          <table:table-cell office:value-type="string" calcext:value-type="string">
            <text:p>Worrall</text:p>
          </table:table-cell>
          <table:table-cell office:value-type="string" calcext:value-type="string">
            <text:p>1 Tow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e of Fife and Tay Coast War</text:p>
          </table:table-cell>
          <table:table-cell office:value-type="string" calcext:value-type="string">
            <text:p>Fife</text:p>
          </table:table-cell>
          <table:table-cell office:value-type="string" calcext:value-type="string">
            <text:p>KY14 6AH</text:p>
          </table:table-cell>
          <table:table-cell office:value-type="string" calcext:value-type="string">
            <text:p>01753 900033</text:p>
          </table:table-cell>
          <table:table-cell table:formula="of:=COM.MICROSOFT.CONCAT([.A199];&quot;.&quot;;[.B199];&quot;@academic.ac.uk&quot;)" office:value-type="string" office:string-value="Linda.Worrall@academic.ac.uk" calcext:value-type="string">
            <text:p>Linda.Worrall@academic.ac.uk</text:p>
          </table:table-cell>
          <table:table-cell table:style-name="Default" office:value-type="float" office:value="11002387" calcext:value-type="float">
            <text:p>1100238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enneth</text:p>
          </table:table-cell>
          <table:table-cell office:value-type="string" calcext:value-type="string">
            <text:p>Wylie</text:p>
          </table:table-cell>
          <table:table-cell office:value-type="string" calcext:value-type="string">
            <text:p>4 Candia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pston on Stour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6 4HE</text:p>
          </table:table-cell>
          <table:table-cell office:value-type="string" calcext:value-type="string">
            <text:p>01311 723137</text:p>
          </table:table-cell>
          <table:table-cell table:formula="of:=COM.MICROSOFT.CONCAT([.A200];&quot;.&quot;;[.B200];&quot;@academic.ac.uk&quot;)" office:value-type="string" office:string-value="Kenneth.Wylie@academic.ac.uk" calcext:value-type="string">
            <text:p>Kenneth.Wylie@academic.ac.uk</text:p>
          </table:table-cell>
          <table:table-cell office:value-type="float" office:value="10007459" calcext:value-type="float">
            <text:p>1000745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brahim</text:p>
          </table:table-cell>
          <table:table-cell office:value-type="string" calcext:value-type="string">
            <text:p>Yusuf</text:p>
          </table:table-cell>
          <table:table-cell office:value-type="string" calcext:value-type="string">
            <text:p>2 Cherry Lan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od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2 2NJ</text:p>
          </table:table-cell>
          <table:table-cell office:value-type="string" calcext:value-type="string">
            <text:p>01793 443665</text:p>
          </table:table-cell>
          <table:table-cell table:formula="of:=COM.MICROSOFT.CONCAT([.A201];&quot;.&quot;;[.B201];&quot;@academic.ac.uk&quot;)" office:value-type="string" office:string-value="Ibrahim.Yusuf@academic.ac.uk" calcext:value-type="string">
            <text:p>Ibrahim.Yusuf@academic.ac.uk</text:p>
          </table:table-cell>
          <table:table-cell office:value-type="float" office:value="10007709" calcext:value-type="float">
            <text:p>1000770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number-rows-repeated="39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9"/>
        </table:table-row>
      </table:table>
      <table:table table:name="Accounts" table:style-name="ta1"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AccountID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Addams</text:p>
          </table:table-cell>
          <table:table-cell table:formula="of:=COM.MICROSOFT.CONCAT([.B2];&quot;.&quot;;[.C2];&quot;@ncfe.org.uk&quot;)" office:value-type="string" office:string-value="Aaron.Addams@ncfe.org.uk" calcext:value-type="string">
            <text:p>Aaron.Addams@ncfe.org.uk</text:p>
          </table:table-cell>
          <table:table-cell office:value-type="string" calcext:value-type="string">
            <text:p>ad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Rosalind</text:p>
          </table:table-cell>
          <table:table-cell office:value-type="string" calcext:value-type="string">
            <text:p>Laycock</text:p>
          </table:table-cell>
          <table:table-cell table:formula="of:=COM.MICROSOFT.CONCAT([.B3];&quot;.&quot;;[.C3];&quot;@ncfe.org.uk&quot;)" office:value-type="string" office:string-value="Rosalind.Laycock@ncfe.org.uk" calcext:value-type="string">
            <text:p>Rosalind.Laycock@ncfe.org.uk</text:p>
          </table:table-cell>
          <table:table-cell office:value-type="string" calcext:value-type="string">
            <text:p>sta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Mcneil</text:p>
          </table:table-cell>
          <table:table-cell table:formula="of:=COM.MICROSOFT.CONCAT([.B4];&quot;.&quot;;[.C4];&quot;@ncfe.org.uk&quot;)" office:value-type="string" office:string-value="Ryan.Mcneil@ncfe.org.uk" calcext:value-type="string">
            <text:p>Ryan.Mcneil@ncfe.org.uk</text:p>
          </table:table-cell>
          <table:table-cell office:value-type="string" calcext:value-type="string">
            <text:p>sta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Milner</text:p>
          </table:table-cell>
          <table:table-cell table:formula="of:=COM.MICROSOFT.CONCAT([.B5];&quot;.&quot;;[.C5];&quot;@ncfe.org.uk&quot;)" office:value-type="string" office:string-value="Sheila.Milner@ncfe.org.uk" calcext:value-type="string">
            <text:p>Sheila.Milner@ncfe.org.uk</text:p>
          </table:table-cell>
          <table:table-cell office:value-type="string" calcext:value-type="string">
            <text:p>staf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Nicol</text:p>
          </table:table-cell>
          <table:table-cell table:formula="of:=COM.MICROSOFT.CONCAT([.B6];&quot;.&quot;;[.C6];&quot;@ncfe.org.uk&quot;)" office:value-type="string" office:string-value="Mary.Nicol@ncfe.org.uk" calcext:value-type="string">
            <text:p>Mary.Nicol@ncfe.org.uk</text:p>
          </table:table-cell>
          <table:table-cell office:value-type="string" calcext:value-type="string">
            <text:p>staf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B7];&quot;.&quot;;[.C7];&quot;@pearson.com&quot;)" office:value-type="string" office:string-value="Mohammed.Ahmed@pearson.com" calcext:value-type="string">
            <text:p>Mohammed.Ahmed@pearson.com</text:p>
          </table:table-cell>
          <table:table-cell office:value-type="string" calcext:value-type="string">
            <text:p>adm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B8];&quot;.&quot;;[.C8];&quot;@pearson.com&quot;)" office:value-type="string" office:string-value="Katherin.Quigley@pearson.com" calcext:value-type="string">
            <text:p>Katherin.Quigley@pearson.com</text:p>
          </table:table-cell>
          <table:table-cell office:value-type="string" calcext:value-type="string">
            <text:p>staf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B9];&quot;.&quot;;[.C9];&quot;@pearson.com&quot;)" office:value-type="string" office:string-value="Mark.Robbins@pearson.com" calcext:value-type="string">
            <text:p>Mark.Robbins@pearson.com</text:p>
          </table:table-cell>
          <table:table-cell office:value-type="string" calcext:value-type="string">
            <text:p>staf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B10];&quot;.&quot;;[.C10];&quot;@pearson.com&quot;)" office:value-type="string" office:string-value="John.Moore@pearson.com" calcext:value-type="string">
            <text:p>John.Moore@pearson.com</text:p>
          </table:table-cell>
          <table:table-cell office:value-type="string" calcext:value-type="string">
            <text:p>staf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B11];&quot;.&quot;;[.C11];&quot;@pearson.com&quot;)" office:value-type="string" office:string-value="Tracy.Johns@pearson.com" calcext:value-type="string">
            <text:p>Tracy.Johns@pearson.com</text:p>
          </table:table-cell>
          <table:table-cell office:value-type="string" calcext:value-type="string">
            <text:p>staf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B12];&quot;.&quot;;[.C12];&quot;@pearson.com&quot;)" office:value-type="string" office:string-value="Rebecca.Bryant@pearson.com" calcext:value-type="string">
            <text:p>Rebecca.Bryant@pearson.com</text:p>
          </table:table-cell>
          <table:table-cell office:value-type="string" calcext:value-type="string">
            <text:p>staf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B13];&quot;.&quot;;[.C13];&quot;@pearson.com&quot;)" office:value-type="string" office:string-value="Polly.Thomas@pearson.com" calcext:value-type="string">
            <text:p>Polly.Thomas@pearson.com</text:p>
          </table:table-cell>
          <table:table-cell office:value-type="string" calcext:value-type="string">
            <text:p>staf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B14];&quot;.&quot;;[.C14];&quot;@pearson.com&quot;)" office:value-type="string" office:string-value="Kathy.Thurling@pearson.com" calcext:value-type="string">
            <text:p>Kathy.Thurling@pearson.com</text:p>
          </table:table-cell>
          <table:table-cell office:value-type="string" calcext:value-type="string">
            <text:p>staff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08:37:51.483212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8-31T11:30:54.867530629</meta:creation-date>
    <dc:date>2019-09-12T08:38:06.359164025</dc:date>
    <meta:editing-duration>P7DT38M16S</meta:editing-duration>
    <meta:editing-cycles>33</meta:editing-cycles>
    <meta:generator>LibreOffice/6.3.1.2$MacOSX_X86_64 LibreOffice_project/b79626edf0065ac373bd1df5c28bd630b4424273</meta:generator>
    <meta:document-statistic meta:table-count="5" meta:cell-count="4643" meta:object-count="0"/>
    <meta:user-defined meta:name=""/>
  </office:meta>
</office:document-meta>
</file>